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CCCCCC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CCCCCC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fo:background-color="#CCCCCC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10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12.1972916666667cm"/>
    </style:style>
    <style:style style:name="co4" style:family="table-column">
      <style:table-column-properties fo:break-before="auto" style:column-width="1.08479166666667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687916666666667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2.30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konyve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Kód</text:p>
          </table:table-cell>
          <table:table-cell office:value-type="string" table:style-name="ce3">
            <text:p>Szerző</text:p>
          </table:table-cell>
          <table:table-cell office:value-type="string" table:style-name="ce3">
            <text:p>Cím</text:p>
          </table:table-cell>
          <table:table-cell office:value-type="string" table:style-name="ce3">
            <text:p>Kiadás éve</text:p>
          </table:table-cell>
          <table:table-cell office:value-type="string" table:style-name="ce3">
            <text:p>ár</text:p>
          </table:table-cell>
          <table:table-cell office:value-type="string" table:style-name="ce3">
            <text:p>ISBN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71</text:p>
          </table:table-cell>
          <table:table-cell office:value-type="string" table:style-name="ce5">
            <text:p>Hyrum Smith</text:p>
          </table:table-cell>
          <table:table-cell office:value-type="string" table:style-name="ce5">
            <text:p>A sikeres időgazdálkodás és életvitel 10 természettörvénye</text:p>
          </table:table-cell>
          <table:table-cell office:value-type="float" office:value="1998" table:style-name="ce5">
            <text:p>199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40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51B</text:p>
          </table:table-cell>
          <table:table-cell office:value-type="string" table:style-name="ce5">
            <text:p>Fisher-Ury</text:p>
          </table:table-cell>
          <table:table-cell office:value-type="string" table:style-name="ce5">
            <text:p>Tárgyalás nehéz emberekkel</text:p>
          </table:table-cell>
          <table:table-cell office:value-type="float" office:value="2000" table:style-name="ce5">
            <text:p>200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52 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43B</text:p>
          </table:table-cell>
          <table:table-cell office:value-type="string" table:style-name="ce5">
            <text:p>Milo O. Frank</text:p>
          </table:table-cell>
          <table:table-cell office:value-type="string" table:style-name="ce5">
            <text:p>Hogyan érveljünk röviden és hatásosan</text:p>
          </table:table-cell>
          <table:table-cell office:value-type="float" office:value="2014" table:style-name="ce5">
            <text:p>201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58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52B</text:p>
          </table:table-cell>
          <table:table-cell office:value-type="string" table:style-name="ce5">
            <text:p>Fisher-Ury-Patton</text:p>
          </table:table-cell>
          <table:table-cell office:value-type="string" table:style-name="ce5">
            <text:p>A sikeres tárgyalás alapjai</text:p>
          </table:table-cell>
          <table:table-cell office:value-type="float" office:value="2000" table:style-name="ce5">
            <text:p>200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59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53B</text:p>
          </table:table-cell>
          <table:table-cell office:value-type="string" table:style-name="ce5">
            <text:p>Herb Cohen</text:p>
          </table:table-cell>
          <table:table-cell office:value-type="string" table:style-name="ce5">
            <text:p>Bármit meg tud tárgyalni</text:p>
          </table:table-cell>
          <table:table-cell office:value-type="float" office:value="2000" table:style-name="ce5">
            <text:p>200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66 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11B</text:p>
          </table:table-cell>
          <table:table-cell office:value-type="string" table:style-name="ce5">
            <text:p>W. Steven Brown</text:p>
          </table:table-cell>
          <table:table-cell office:value-type="string" table:style-name="ce5">
            <text:p>13 Végzetes hiba, amit menedzserek elkövetnek</text:p>
          </table:table-cell>
          <table:table-cell office:value-type="float" office:value="2000" table:style-name="ce5">
            <text:p>200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71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04</text:p>
          </table:table-cell>
          <table:table-cell office:value-type="string" table:style-name="ce5">
            <text:p>Tom Schreiter</text:p>
          </table:table-cell>
          <table:table-cell office:value-type="string" table:style-name="ce5">
            <text:p>Big Al mindent elmond a hálózatépítésről és a szponzorálásról</text:p>
          </table:table-cell>
          <table:table-cell office:value-type="float" office:value="1998" table:style-name="ce5">
            <text:p>1998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63 907 173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86</text:p>
          </table:table-cell>
          <table:table-cell office:value-type="string" table:style-name="ce5">
            <text:p>Lee Wallek</text:p>
          </table:table-cell>
          <table:table-cell office:value-type="string" table:style-name="ce5">
            <text:p>Maffia menedzser</text:p>
          </table:table-cell>
          <table:table-cell office:value-type="float" office:value="1998" table:style-name="ce5">
            <text:p>199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19 733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05E</text:p>
          </table:table-cell>
          <table:table-cell office:value-type="string" table:style-name="ce5">
            <text:p>William Oncken, III.</text:p>
          </table:table-cell>
          <table:table-cell office:value-type="string" table:style-name="ce5">
            <text:p>Monkey Business - Vezetői időgazdálkodás</text:p>
          </table:table-cell>
          <table:table-cell office:value-type="float" office:value="2000" table:style-name="ce5">
            <text:p>200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63 919 775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24B</text:p>
          </table:table-cell>
          <table:table-cell office:value-type="string" table:style-name="ce5">
            <text:p>Keith Ellis</text:p>
          </table:table-cell>
          <table:table-cell office:value-type="string" table:style-name="ce5">
            <text:p>Csodalámpa</text:p>
          </table:table-cell>
          <table:table-cell office:value-type="float" office:value="2002" table:style-name="ce5">
            <text:p>2002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44 702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22</text:p>
          </table:table-cell>
          <table:table-cell office:value-type="string" table:style-name="ce5">
            <text:p>David Owen</text:p>
          </table:table-cell>
          <table:table-cell office:value-type="string" table:style-name="ce5">
            <text:p>PapaBank</text:p>
          </table:table-cell>
          <table:table-cell office:value-type="float" office:value="2004" table:style-name="ce5">
            <text:p>200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44 739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32</text:p>
          </table:table-cell>
          <table:table-cell office:value-type="string" table:style-name="ce5">
            <text:p>Gonzalez-Molina Coffman</text:p>
          </table:table-cell>
          <table:table-cell office:value-type="string" table:style-name="ce5">
            <text:p>Ezt az utat kövesd!</text:p>
          </table:table-cell>
          <table:table-cell office:value-type="float" office:value="2005" table:style-name="ce5">
            <text:p>2005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44 742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33</text:p>
          </table:table-cell>
          <table:table-cell office:value-type="string" table:style-name="ce5">
            <text:p>Smith-Rutigliano</text:p>
          </table:table-cell>
          <table:table-cell office:value-type="string" table:style-name="ce5">
            <text:p>Fedezze fel üzletkötői erősségeit</text:p>
          </table:table-cell>
          <table:table-cell office:value-type="float" office:value="2004" table:style-name="ce5">
            <text:p>200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44 747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28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Ki vette el a pénzem?</text:p>
          </table:table-cell>
          <table:table-cell office:value-type="float" office:value="2006" table:style-name="ce5">
            <text:p>200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44 764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08</text:p>
          </table:table-cell>
          <table:table-cell office:value-type="string" table:style-name="ce5">
            <text:p>Tom Schreiter</text:p>
          </table:table-cell>
          <table:table-cell office:value-type="string" table:style-name="ce5">
            <text:p>Big Al - szuper jelöltkutatás</text:p>
          </table:table-cell>
          <table:table-cell office:value-type="float" office:value="2005" table:style-name="ce5">
            <text:p>2005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63 944 774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1</text:p>
          </table:table-cell>
          <table:table-cell office:value-type="string" table:style-name="ce5">
            <text:p>T. Harv Eker</text:p>
          </table:table-cell>
          <table:table-cell office:value-type="string" table:style-name="ce5">
            <text:p>A milliomos elme titkai</text:p>
          </table:table-cell>
          <table:table-cell office:value-type="float" office:value="2006" table:style-name="ce5">
            <text:p>2006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63 944 781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1</text:p>
          </table:table-cell>
          <table:table-cell office:value-type="string" table:style-name="ce5">
            <text:p>Don Failla</text:p>
          </table:table-cell>
          <table:table-cell office:value-type="string" table:style-name="ce5">
            <text:p>A 45 másodperces prezentáció, amely megváltoztatja az életedet</text:p>
          </table:table-cell>
          <table:table-cell office:value-type="float" office:value="2006" table:style-name="ce5">
            <text:p>2006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63 944 785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09</text:p>
          </table:table-cell>
          <table:table-cell office:value-type="string" table:style-name="ce5">
            <text:p>Don Failla - Nancy Failla</text:p>
          </table:table-cell>
          <table:table-cell office:value-type="string" table:style-name="ce5">
            <text:p>Gyakran feltett kérdések és világos válaszok a Network Marketingről</text:p>
          </table:table-cell>
          <table:table-cell office:value-type="float" office:value="2006" table:style-name="ce5">
            <text:p>2006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63 944 787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0</text:p>
          </table:table-cell>
          <table:table-cell office:value-type="string" table:style-name="ce5">
            <text:p>John Fuhrman</text:p>
          </table:table-cell>
          <table:table-cell office:value-type="string" table:style-name="ce5">
            <text:p>Kérem a következőt!</text:p>
          </table:table-cell>
          <table:table-cell office:value-type="float" office:value="2006" table:style-name="ce5">
            <text:p>2006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63 944 797 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31</text:p>
          </table:table-cell>
          <table:table-cell office:value-type="string" table:style-name="ce5">
            <text:p>Lupkin - Carter</text:p>
          </table:table-cell>
          <table:table-cell office:value-type="string" table:style-name="ce5">
            <text:p>Network marketing a Facebookon</text:p>
          </table:table-cell>
          <table:table-cell office:value-type="float" office:value="2017" table:style-name="ce5">
            <text:p>2017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 615 5030 79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32</text:p>
          </table:table-cell>
          <table:table-cell office:value-type="string" table:style-name="ce5">
            <text:p>Devora Zack</text:p>
          </table:table-cell>
          <table:table-cell office:value-type="string" table:style-name="ce5">
            <text:p>Networking</text:p>
          </table:table-cell>
          <table:table-cell office:value-type="float" office:value="2017" table:style-name="ce5">
            <text:p>2017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 615 5030 80 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05B</text:p>
          </table:table-cell>
          <table:table-cell office:value-type="string" table:style-name="ce5">
            <text:p>Ron Holland</text:p>
          </table:table-cell>
          <table:table-cell office:value-type="string" table:style-name="ce5">
            <text:p>Beszélj és gazdagodj!</text:p>
          </table:table-cell>
          <table:table-cell office:value-type="float" office:value="2010" table:style-name="ce5">
            <text:p>201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-615-503-000-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78B</text:p>
          </table:table-cell>
          <table:table-cell office:value-type="string" table:style-name="ce5">
            <text:p>David Allen</text:p>
          </table:table-cell>
          <table:table-cell office:value-type="string" table:style-name="ce5">
            <text:p>Intézz el mindent</text:p>
          </table:table-cell>
          <table:table-cell office:value-type="float" office:value="2010" table:style-name="ce5">
            <text:p>201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-001-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711</text:p>
          </table:table-cell>
          <table:table-cell office:value-type="string" table:style-name="ce5">
            <text:p>Leo Babauta</text:p>
          </table:table-cell>
          <table:table-cell office:value-type="string" table:style-name="ce5">
            <text:p>A kevesebb ereje</text:p>
          </table:table-cell>
          <table:table-cell office:value-type="float" office:value="2012" table:style-name="ce5">
            <text:p>2012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-615-503-022-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51</text:p>
          </table:table-cell>
          <table:table-cell office:value-type="string" table:style-name="ce5">
            <text:p>Mark Fisher</text:p>
          </table:table-cell>
          <table:table-cell office:value-type="string" table:style-name="ce5">
            <text:p>A lusta milliomos</text:p>
          </table:table-cell>
          <table:table-cell office:value-type="float" office:value="2012" table:style-name="ce5">
            <text:p>2012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-615-503-024-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4</text:p>
          </table:table-cell>
          <table:table-cell office:value-type="string" table:style-name="ce5">
            <text:p>Max Gunther</text:p>
          </table:table-cell>
          <table:table-cell office:value-type="string" table:style-name="ce5">
            <text:p>Hogyan legyél szerencsés?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17-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14C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CASHFLOW négyszög (2013)</text:p>
          </table:table-cell>
          <table:table-cell office:value-type="float" office:value="2013" table:style-name="ce5">
            <text:p>2013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-615-5030-31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29</text:p>
          </table:table-cell>
          <table:table-cell office:value-type="string" table:style-name="ce5">
            <text:p>Brian Tracy - Christina Tracy Stein</text:p>
          </table:table-cell>
          <table:table-cell office:value-type="string" table:style-name="ce5">
            <text:p>Csókold meg a békát!</text:p>
          </table:table-cell>
          <table:table-cell office:value-type="float" office:value="2013" table:style-name="ce5">
            <text:p>2013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32-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0</text:p>
          </table:table-cell>
          <table:table-cell office:value-type="string" table:style-name="ce5">
            <text:p>Brian Tracy - Ron Arden</text:p>
          </table:table-cell>
          <table:table-cell office:value-type="string" table:style-name="ce5">
            <text:p>Vonzerő - hogyan nyerjünk meg bárkit, bármilyen helyzetben?</text:p>
          </table:table-cell>
          <table:table-cell office:value-type="float" office:value="2013" table:style-name="ce5">
            <text:p>2013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-615-5030-33-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1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Önbizalom - hogyan lehetsz ellenállhatatlan?</text:p>
          </table:table-cell>
          <table:table-cell office:value-type="float" office:value="2013" table:style-name="ce5">
            <text:p>2013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34-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2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Teremtsd újra az életed!</text:p>
          </table:table-cell>
          <table:table-cell office:value-type="float" office:value="2013" table:style-name="ce5">
            <text:p>2013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35-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23A</text:p>
          </table:table-cell>
          <table:table-cell office:value-type="string" table:style-name="ce5">
            <text:p>Stephen R. Covey</text:p>
          </table:table-cell>
          <table:table-cell office:value-type="string" table:style-name="ce5">
            <text:p>A kiemelkedően eredményes emberek 7 szokása</text:p>
          </table:table-cell>
          <table:table-cell office:value-type="float" office:value="2014" table:style-name="ce5">
            <text:p>2014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-615-5030-43-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4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A siker egy utazás</text:p>
          </table:table-cell>
          <table:table-cell office:value-type="float" office:value="2014" table:style-name="ce5">
            <text:p>201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45-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6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Célok!</text:p>
          </table:table-cell>
          <table:table-cell office:value-type="float" office:value="2014" table:style-name="ce5">
            <text:p>201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46-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7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Milliókat érő szokások</text:p>
          </table:table-cell>
          <table:table-cell office:value-type="float" office:value="2014" table:style-name="ce5">
            <text:p>201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47-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5</text:p>
          </table:table-cell>
          <table:table-cell office:value-type="string" table:style-name="ce5">
            <text:p>Mark Sanborn</text:p>
          </table:table-cell>
          <table:table-cell office:value-type="string" table:style-name="ce5">
            <text:p>A Fred-faktor</text:p>
          </table:table-cell>
          <table:table-cell office:value-type="float" office:value="2014" table:style-name="ce5">
            <text:p>2014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48-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8</text:p>
          </table:table-cell>
          <table:table-cell office:value-type="string" table:style-name="ce5">
            <text:p>Joachim de Posada</text:p>
          </table:table-cell>
          <table:table-cell office:value-type="string" table:style-name="ce5">
            <text:p>Késleltetett jutalom - Ne edd meg rögtön a pillecukrot</text:p>
          </table:table-cell>
          <table:table-cell office:value-type="float" office:value="2014" table:style-name="ce5">
            <text:p>2014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50-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2</text:p>
          </table:table-cell>
          <table:table-cell office:value-type="string" table:style-name="ce5">
            <text:p>Brian Tracy - Christina Tracy Stein</text:p>
          </table:table-cell>
          <table:table-cell office:value-type="string" table:style-name="ce5">
            <text:p>SikerPont</text:p>
          </table:table-cell>
          <table:table-cell office:value-type="float" office:value="2016" table:style-name="ce5">
            <text:p>2016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57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5</text:p>
          </table:table-cell>
          <table:table-cell office:value-type="string" table:style-name="ce5">
            <text:p>Andy Andrews</text:p>
          </table:table-cell>
          <table:table-cell office:value-type="string" table:style-name="ce5">
            <text:p>Sorsfordító találkozások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58-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3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Telitalálat – a tisztánlátás ereje</text:p>
          </table:table-cell>
          <table:table-cell office:value-type="float" office:value="2016" table:style-name="ce5">
            <text:p>2016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60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64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8 lecke a harctéri vezetésről - vállalkozóknak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61-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65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Üzleti iskola II.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62-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8</text:p>
          </table:table-cell>
          <table:table-cell office:value-type="string" table:style-name="ce5">
            <text:p>Charlie Jones</text:p>
          </table:table-cell>
          <table:table-cell office:value-type="string" table:style-name="ce5">
            <text:p>Az élet fantasztikus</text:p>
          </table:table-cell>
          <table:table-cell office:value-type="float" office:value="2016" table:style-name="ce5">
            <text:p>2016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63-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4</text:p>
          </table:table-cell>
          <table:table-cell office:value-type="string" table:style-name="ce5">
            <text:p>Larry King</text:p>
          </table:table-cell>
          <table:table-cell office:value-type="string" table:style-name="ce5">
            <text:p>Hogyan beszélj legyûgözően</text:p>
          </table:table-cell>
          <table:table-cell office:value-type="float" office:value="2016" table:style-name="ce5">
            <text:p>2016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-615-5030-65-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67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Elég a dumából, csak csináld!</text:p>
          </table:table-cell>
          <table:table-cell office:value-type="float" office:value="2016" table:style-name="ce5">
            <text:p>2016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66-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2</text:p>
          </table:table-cell>
          <table:table-cell office:value-type="string" table:style-name="ce5">
            <text:p>Timothy Ferriss</text:p>
          </table:table-cell>
          <table:table-cell office:value-type="string" table:style-name="ce5">
            <text:p>4 órás munkahét - bővített</text:p>
          </table:table-cell>
          <table:table-cell office:value-type="float" office:value="2016" table:style-name="ce5">
            <text:p>2016</text:p>
          </table:table-cell>
          <table:table-cell office:value-type="float" office:value="4950" table:style-name="ce5">
            <text:p>4950</text:p>
          </table:table-cell>
          <table:table-cell office:value-type="string" table:style-name="ce5">
            <text:p>978-615-5030-67-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1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Az üzleti siker 100 vastörvénye</text:p>
          </table:table-cell>
          <table:table-cell office:value-type="float" office:value="2016" table:style-name="ce5">
            <text:p>2016</text:p>
          </table:table-cell>
          <table:table-cell office:value-type="float" office:value="4950" table:style-name="ce5">
            <text:p>4950</text:p>
          </table:table-cell>
          <table:table-cell office:value-type="string" table:style-name="ce5">
            <text:p>978-615-5030-69-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3</text:p>
          </table:table-cell>
          <table:table-cell office:value-type="string" table:style-name="ce5">
            <text:p>Mark Joyner</text:p>
          </table:table-cell>
          <table:table-cell office:value-type="string" table:style-name="ce5">
            <text:p>Ellenállhatatlan ajánlat</text:p>
          </table:table-cell>
          <table:table-cell office:value-type="float" office:value="2016" table:style-name="ce5">
            <text:p>2016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-615-5030-70-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6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Csak okosan!</text:p>
          </table:table-cell>
          <table:table-cell office:value-type="float" office:value="2016" table:style-name="ce5">
            <text:p>2016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-615-5030-71-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5</text:p>
          </table:table-cell>
          <table:table-cell office:value-type="string" table:style-name="ce5">
            <text:p>Kory Kogon</text:p>
          </table:table-cell>
          <table:table-cell office:value-type="string" table:style-name="ce5">
            <text:p>5 döntés</text:p>
          </table:table-cell>
          <table:table-cell office:value-type="float" office:value="2016" table:style-name="ce5">
            <text:p>2016</text:p>
          </table:table-cell>
          <table:table-cell office:value-type="float" office:value="4950" table:style-name="ce5">
            <text:p>4950</text:p>
          </table:table-cell>
          <table:table-cell office:value-type="string" table:style-name="ce5">
            <text:p>978-615-5030-73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07J</text:p>
          </table:table-cell>
          <table:table-cell office:value-type="string" table:style-name="ce5">
            <text:p>Napoleon Hill</text:p>
          </table:table-cell>
          <table:table-cell office:value-type="string" table:style-name="ce5">
            <text:p>Gondolkozz és gazdagodj! Jubileumi kiadás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75-8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K09</text:p>
          </table:table-cell>
          <table:table-cell office:value-type="string" table:style-name="ce7">
            <text:p>Brian Tracy</text:p>
          </table:table-cell>
          <table:table-cell office:value-type="string" table:style-name="ce7">
            <text:p>Tartsd kézben az időt, tartsd kézben az életed</text:p>
          </table:table-cell>
          <table:table-cell office:value-type="float" office:value="2017" table:style-name="ce7">
            <text:p>2017</text:p>
          </table:table-cell>
          <table:table-cell office:value-type="float" office:value="3450" table:style-name="ce7">
            <text:p>3450</text:p>
          </table:table-cell>
          <table:table-cell office:value-type="string" table:style-name="ce7">
            <text:p>978-615-5030-81-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50</text:p>
          </table:table-cell>
          <table:table-cell office:value-type="string" table:style-name="ce5">
            <text:p>Noah St. John</text:p>
          </table:table-cell>
          <table:table-cell office:value-type="string" table:style-name="ce5">
            <text:p>A siker titkos kódja</text:p>
          </table:table-cell>
          <table:table-cell office:value-type="float" office:value="2010" table:style-name="ce5">
            <text:p>2010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-963-973-014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6</text:p>
          </table:table-cell>
          <table:table-cell office:value-type="string" table:style-name="ce5">
            <text:p>John Milton Fogg</text:p>
          </table:table-cell>
          <table:table-cell office:value-type="string" table:style-name="ce5">
            <text:p>Beszélgetések a világ legnagyobb hálózatszervezőjével</text:p>
          </table:table-cell>
          <table:table-cell office:value-type="float" office:value="2010" table:style-name="ce5">
            <text:p>201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-963-973-098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25B</text:p>
          </table:table-cell>
          <table:table-cell office:value-type="string" table:style-name="ce5">
            <text:p>Dale Carnegie &amp; Associates</text:p>
          </table:table-cell>
          <table:table-cell office:value-type="string" table:style-name="ce5">
            <text:p>Üzletkötő kalauz</text:p>
          </table:table-cell>
          <table:table-cell office:value-type="float" office:value="2010" table:style-name="ce5">
            <text:p>201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02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7</text:p>
          </table:table-cell>
          <table:table-cell office:value-type="string" table:style-name="ce5">
            <text:p>Chris Taylor</text:p>
          </table:table-cell>
          <table:table-cell office:value-type="string" table:style-name="ce5">
            <text:p>Network Marketing SIKERrecept</text:p>
          </table:table-cell>
          <table:table-cell office:value-type="float" office:value="2010" table:style-name="ce5">
            <text:p>201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 615 503 003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413</text:p>
          </table:table-cell>
          <table:table-cell office:value-type="string" table:style-name="ce5">
            <text:p>Bob Burg</text:p>
          </table:table-cell>
          <table:table-cell office:value-type="string" table:style-name="ce5">
            <text:p>Meggyőzés mesterfokon</text:p>
          </table:table-cell>
          <table:table-cell office:value-type="float" office:value="2010" table:style-name="ce5">
            <text:p>201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 615 503 004 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58</text:p>
          </table:table-cell>
          <table:table-cell office:value-type="string" table:style-name="ce5">
            <text:p>Stephen R. Covey</text:p>
          </table:table-cell>
          <table:table-cell office:value-type="string" table:style-name="ce5">
            <text:p>Nyerő Csapat</text:p>
          </table:table-cell>
          <table:table-cell office:value-type="float" office:value="2012" table:style-name="ce5">
            <text:p>2012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615 503 010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48</text:p>
          </table:table-cell>
          <table:table-cell office:value-type="string" table:style-name="ce5">
            <text:p>Canfield - Hansen - Hyman</text:p>
          </table:table-cell>
          <table:table-cell office:value-type="string" table:style-name="ce5">
            <text:p>Erőleves a hálózatépítő léleknek</text:p>
          </table:table-cell>
          <table:table-cell office:value-type="float" office:value="2012" table:style-name="ce5">
            <text:p>2012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15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9</text:p>
          </table:table-cell>
          <table:table-cell office:value-type="string" table:style-name="ce5">
            <text:p>David J. Schwartz</text:p>
          </table:table-cell>
          <table:table-cell office:value-type="string" table:style-name="ce5">
            <text:p>Újrakezdés</text:p>
          </table:table-cell>
          <table:table-cell office:value-type="float" office:value="2012" table:style-name="ce5">
            <text:p>2012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615 503 018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55</text:p>
          </table:table-cell>
          <table:table-cell office:value-type="string" table:style-name="ce5">
            <text:p>Trump - Kiyosaki</text:p>
          </table:table-cell>
          <table:table-cell office:value-type="string" table:style-name="ce5">
            <text:p>Midaszi érintés</text:p>
          </table:table-cell>
          <table:table-cell office:value-type="float" office:value="2012" table:style-name="ce5">
            <text:p>2012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21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0</text:p>
          </table:table-cell>
          <table:table-cell office:value-type="string" table:style-name="ce5">
            <text:p>Jim Stovall</text:p>
          </table:table-cell>
          <table:table-cell office:value-type="string" table:style-name="ce5">
            <text:p>A végső ajándék</text:p>
          </table:table-cell>
          <table:table-cell office:value-type="float" office:value="2015" table:style-name="ce5">
            <text:p>2015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615 503 023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13C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Gazdag papa, szegény papa (2013)</text:p>
          </table:table-cell>
          <table:table-cell office:value-type="float" office:value="2013" table:style-name="ce5">
            <text:p>2013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30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59</text:p>
          </table:table-cell>
          <table:table-cell office:value-type="string" table:style-name="ce5">
            <text:p>Randy Gage</text:p>
          </table:table-cell>
          <table:table-cell office:value-type="string" table:style-name="ce5">
            <text:p>Kockáztass - ha biztonságot keresel!</text:p>
          </table:table-cell>
          <table:table-cell office:value-type="float" office:value="2013" table:style-name="ce5">
            <text:p>2013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 615 503 036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11C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Maximális teljesítmény (2013)</text:p>
          </table:table-cell>
          <table:table-cell office:value-type="float" office:value="2013" table:style-name="ce5">
            <text:p>2013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 615 503 038 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6</text:p>
          </table:table-cell>
          <table:table-cell office:value-type="string" table:style-name="ce5">
            <text:p>Les Giblin</text:p>
          </table:table-cell>
          <table:table-cell office:value-type="string" table:style-name="ce5">
            <text:p>Kapcsolat kalauz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44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61</text:p>
          </table:table-cell>
          <table:table-cell office:value-type="string" table:style-name="ce5">
            <text:p>Greg McKeown</text:p>
          </table:table-cell>
          <table:table-cell office:value-type="string" table:style-name="ce5">
            <text:p>Lényeglátás</text:p>
          </table:table-cell>
          <table:table-cell office:value-type="float" office:value="2015" table:style-name="ce5">
            <text:p>2015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 615 503 053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1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Siker 101</text:p>
          </table:table-cell>
          <table:table-cell office:value-type="float" office:value="2015" table:style-name="ce5">
            <text:p>2015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615 503 055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62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A 21. század üzlete</text:p>
          </table:table-cell>
          <table:table-cell office:value-type="float" office:value="2015" table:style-name="ce5">
            <text:p>2015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55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40</text:p>
          </table:table-cell>
          <table:table-cell office:value-type="string" table:style-name="ce5">
            <text:p>Napoleon Hill</text:p>
          </table:table-cell>
          <table:table-cell office:value-type="string" table:style-name="ce5">
            <text:p>Mesterkulcs a gazdagsághoz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68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7</text:p>
          </table:table-cell>
          <table:table-cell office:value-type="string" table:style-name="ce5">
            <text:p>Fried - Hansson</text:p>
          </table:table-cell>
          <table:table-cell office:value-type="string" table:style-name="ce5">
            <text:p>REWORK - Profit újratöltve</text:p>
          </table:table-cell>
          <table:table-cell office:value-type="float" office:value="2016" table:style-name="ce5">
            <text:p>2016</text:p>
          </table:table-cell>
          <table:table-cell office:value-type="float" office:value="4950" table:style-name="ce5">
            <text:p>4950</text:p>
          </table:table-cell>
          <table:table-cell office:value-type="string" table:style-name="ce5">
            <text:p>978 615 503 076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41</text:p>
          </table:table-cell>
          <table:table-cell office:value-type="string" table:style-name="ce5">
            <text:p>Napoleon Hill</text:p>
          </table:table-cell>
          <table:table-cell office:value-type="string" table:style-name="ce5">
            <text:p>Gazdagodj lelki békével</text:p>
          </table:table-cell>
          <table:table-cell office:value-type="float" office:value="2017" table:style-name="ce5">
            <text:p>2017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 615 503 077 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8</text:p>
          </table:table-cell>
          <table:table-cell office:value-type="string" table:style-name="ce5">
            <text:p>Fried - Hansson</text:p>
          </table:table-cell>
          <table:table-cell office:value-type="string" table:style-name="ce5">
            <text:p>REMOTE - Távmunka újratöltve</text:p>
          </table:table-cell>
          <table:table-cell office:value-type="float" office:value="2017" table:style-name="ce5">
            <text:p>2017</text:p>
          </table:table-cell>
          <table:table-cell office:value-type="float" office:value="4950" table:style-name="ce5">
            <text:p>4950</text:p>
          </table:table-cell>
          <table:table-cell office:value-type="string" table:style-name="ce5">
            <text:p>978 615 503 078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27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Nevelj vezetőket!</text:p>
          </table:table-cell>
          <table:table-cell office:value-type="float" office:value="2012" table:style-name="ce5">
            <text:p>2012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963 503 005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611</text:p>
          </table:table-cell>
          <table:table-cell office:value-type="string" table:style-name="ce5">
            <text:p>Frank Bettger</text:p>
          </table:table-cell>
          <table:table-cell office:value-type="string" table:style-name="ce5">
            <text:p>Benjamin Franklin sikertitka</text:p>
          </table:table-cell>
          <table:table-cell office:value-type="float" office:value="2008" table:style-name="ce5">
            <text:p>2008</text:p>
          </table:table-cell>
          <table:table-cell office:value-type="float" office:value="1850" table:style-name="ce5">
            <text:p>1850</text:p>
          </table:table-cell>
          <table:table-cell office:value-type="string" table:style-name="ce5">
            <text:p>978 963 673 064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8</text:p>
          </table:table-cell>
          <table:table-cell office:value-type="string" table:style-name="ce5">
            <text:p>Steve Shapiro</text:p>
          </table:table-cell>
          <table:table-cell office:value-type="string" table:style-name="ce5">
            <text:p>Figyelj oda - a sikeredért!</text:p>
          </table:table-cell>
          <table:table-cell office:value-type="float" office:value="2010" table:style-name="ce5">
            <text:p>2010</text:p>
          </table:table-cell>
          <table:table-cell office:value-type="float" office:value="1200" table:style-name="ce5">
            <text:p>1200</text:p>
          </table:table-cell>
          <table:table-cell office:value-type="string" table:style-name="ce5">
            <text:p>978 963 944 769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15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Etika 101 - Amit mindenkinek tudnia kell</text:p>
          </table:table-cell>
          <table:table-cell office:value-type="float" office:value="2008" table:style-name="ce5">
            <text:p>2008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44 790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16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A vezető 21 nélkülözhetetlen tulajdonsága</text:p>
          </table:table-cell>
          <table:table-cell office:value-type="float" office:value="2008" table:style-name="ce5">
            <text:p>2008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44 795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2</text:p>
          </table:table-cell>
          <table:table-cell office:value-type="string" table:style-name="ce5">
            <text:p>Edward Ludbrook</text:p>
          </table:table-cell>
          <table:table-cell office:value-type="string" table:style-name="ce5">
            <text:p>Áttörés! Miért virágzik ISMÉT a Network Marketing?</text:p>
          </table:table-cell>
          <table:table-cell office:value-type="float" office:value="2008" table:style-name="ce5">
            <text:p>2008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44 796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17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25 módszer az emberek megnyerésére</text:p>
          </table:table-cell>
          <table:table-cell office:value-type="float" office:value="2008" table:style-name="ce5">
            <text:p>200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963 973 000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17A</text:p>
          </table:table-cell>
          <table:table-cell office:value-type="string" table:style-name="ce5">
            <text:p>Denis Waitley</text:p>
          </table:table-cell>
          <table:table-cell office:value-type="string" table:style-name="ce5">
            <text:p>A kiválóság tíz titka</text:p>
          </table:table-cell>
          <table:table-cell office:value-type="float" office:value="2011" table:style-name="ce5">
            <text:p>2011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 963 973 002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26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Holnapra vezető lehetsz</text:p>
          </table:table-cell>
          <table:table-cell office:value-type="float" office:value="2012" table:style-name="ce5">
            <text:p>2012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963 973 010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9</text:p>
          </table:table-cell>
          <table:table-cell office:value-type="string" table:style-name="ce5">
            <text:p>Keith Cameron Smith</text:p>
          </table:table-cell>
          <table:table-cell office:value-type="string" table:style-name="ce5">
            <text:p>10 szokás ami gazdaggá tesz</text:p>
          </table:table-cell>
          <table:table-cell office:value-type="float" office:value="2011" table:style-name="ce5">
            <text:p>2011</text:p>
          </table:table-cell>
          <table:table-cell office:value-type="float" office:value="1490" table:style-name="ce5">
            <text:p>1490</text:p>
          </table:table-cell>
          <table:table-cell office:value-type="string" table:style-name="ce5">
            <text:p>978 963 973 022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32B</text:p>
          </table:table-cell>
          <table:table-cell office:value-type="string" table:style-name="ce5">
            <text:p>Ries-Trout</text:p>
          </table:table-cell>
          <table:table-cell office:value-type="string" table:style-name="ce5">
            <text:p>A marketing 22 vastörvénye</text:p>
          </table:table-cell>
          <table:table-cell office:value-type="float" office:value="2008" table:style-name="ce5">
            <text:p>2008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73 025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61B</text:p>
          </table:table-cell>
          <table:table-cell office:value-type="string" table:style-name="ce5">
            <text:p>Frank Bettger</text:p>
          </table:table-cell>
          <table:table-cell office:value-type="string" table:style-name="ce5">
            <text:p>Az üzletkötés iskolája</text:p>
          </table:table-cell>
          <table:table-cell office:value-type="float" office:value="2007" table:style-name="ce5">
            <text:p>2007</text:p>
          </table:table-cell>
          <table:table-cell office:value-type="float" office:value="1850" table:style-name="ce5">
            <text:p>1850</text:p>
          </table:table-cell>
          <table:table-cell office:value-type="string" table:style-name="ce5">
            <text:p>978 963 973 026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03B</text:p>
          </table:table-cell>
          <table:table-cell office:value-type="string" table:style-name="ce5">
            <text:p>Robert Butwin</text:p>
          </table:table-cell>
          <table:table-cell office:value-type="string" table:style-name="ce5">
            <text:p>Ütőképes network marketing</text:p>
          </table:table-cell>
          <table:table-cell office:value-type="float" office:value="2007" table:style-name="ce5">
            <text:p>2007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36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4</text:p>
          </table:table-cell>
          <table:table-cell office:value-type="string" table:style-name="ce5">
            <text:p>Trump - Kiyosaki</text:p>
          </table:table-cell>
          <table:table-cell office:value-type="string" table:style-name="ce5">
            <text:p>Miért szeretnénk, hogy GAZDAGODJ</text:p>
          </table:table-cell>
          <table:table-cell office:value-type="float" office:value="2008" table:style-name="ce5">
            <text:p>200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963 973 042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03B</text:p>
          </table:table-cell>
          <table:table-cell office:value-type="string" table:style-name="ce5">
            <text:p>Napoleon Hill</text:p>
          </table:table-cell>
          <table:table-cell office:value-type="string" table:style-name="ce5">
            <text:p>A siker titka: Pozitív lelki beállítottság</text:p>
          </table:table-cell>
          <table:table-cell office:value-type="float" office:value="2008" table:style-name="ce5">
            <text:p>2008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 963 973 043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9</text:p>
          </table:table-cell>
          <table:table-cell office:value-type="string" table:style-name="ce5">
            <text:p>Edward Ludbrook</text:p>
          </table:table-cell>
          <table:table-cell office:value-type="string" table:style-name="ce5">
            <text:p>Hálózatépítő Mester</text:p>
          </table:table-cell>
          <table:table-cell office:value-type="float" office:value="2008" table:style-name="ce5">
            <text:p>2008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73 046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6</text:p>
          </table:table-cell>
          <table:table-cell office:value-type="string" table:style-name="ce5">
            <text:p>Edward Ludbrook</text:p>
          </table:table-cell>
          <table:table-cell office:value-type="string" table:style-name="ce5">
            <text:p>10 Alapelv - Hogyan tehetsz szert tartós HÁLÓZATI jövedelemre?</text:p>
          </table:table-cell>
          <table:table-cell office:value-type="float" office:value="2008" table:style-name="ce5">
            <text:p>2008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47 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10B</text:p>
          </table:table-cell>
          <table:table-cell office:value-type="string" table:style-name="ce5">
            <text:p>Maxwell Maltz</text:p>
          </table:table-cell>
          <table:table-cell office:value-type="string" table:style-name="ce5">
            <text:p>Pszichokibernetika</text:p>
          </table:table-cell>
          <table:table-cell office:value-type="float" office:value="2010" table:style-name="ce5">
            <text:p>201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963 973 051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33B</text:p>
          </table:table-cell>
          <table:table-cell office:value-type="string" table:style-name="ce5">
            <text:p>Cavett Robert</text:p>
          </table:table-cell>
          <table:table-cell office:value-type="string" table:style-name="ce5">
            <text:p>Mi mozgatja az embereket?</text:p>
          </table:table-cell>
          <table:table-cell office:value-type="float" office:value="2010" table:style-name="ce5">
            <text:p>2010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52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6</text:p>
          </table:table-cell>
          <table:table-cell office:value-type="string" table:style-name="ce5">
            <text:p>David J. Schwartz</text:p>
          </table:table-cell>
          <table:table-cell office:value-type="string" table:style-name="ce5">
            <text:p>Gondolj merészet</text:p>
          </table:table-cell>
          <table:table-cell office:value-type="float" office:value="2008" table:style-name="ce5">
            <text:p>200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963 973 054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7</text:p>
          </table:table-cell>
          <table:table-cell office:value-type="string" table:style-name="ce5">
            <text:p>David J. Schwartz</text:p>
          </table:table-cell>
          <table:table-cell office:value-type="string" table:style-name="ce5">
            <text:p>Sikergondolkodás</text:p>
          </table:table-cell>
          <table:table-cell office:value-type="float" office:value="2008" table:style-name="ce5">
            <text:p>2008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 963 973 055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8</text:p>
          </table:table-cell>
          <table:table-cell office:value-type="string" table:style-name="ce5">
            <text:p>Brian Klemmer</text:p>
          </table:table-cell>
          <table:table-cell office:value-type="string" table:style-name="ce5">
            <text:p>Éntérkép</text:p>
          </table:table-cell>
          <table:table-cell office:value-type="float" office:value="2008" table:style-name="ce5">
            <text:p>2008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73 056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8</text:p>
          </table:table-cell>
          <table:table-cell office:value-type="string" table:style-name="ce5">
            <text:p>Stephen R. Covey</text:p>
          </table:table-cell>
          <table:table-cell office:value-type="string" table:style-name="ce5">
            <text:p>8. szokás</text:p>
          </table:table-cell>
          <table:table-cell office:value-type="float" office:value="2010" table:style-name="ce5">
            <text:p>2010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 963 973 057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3</text:p>
          </table:table-cell>
          <table:table-cell office:value-type="string" table:style-name="ce5">
            <text:p>Jim Rohn</text:p>
          </table:table-cell>
          <table:table-cell office:value-type="string" table:style-name="ce5">
            <text:p>A jólét és boldogság 7 stratégiája</text:p>
          </table:table-cell>
          <table:table-cell office:value-type="float" office:value="2008" table:style-name="ce5">
            <text:p>2008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63 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1</text:p>
          </table:table-cell>
          <table:table-cell office:value-type="string" table:style-name="ce5">
            <text:p>David Cottrell</text:p>
          </table:table-cell>
          <table:table-cell office:value-type="string" table:style-name="ce5">
            <text:p>Hétfő reggeli döntések - 12 lépés a kiválóságig</text:p>
          </table:table-cell>
          <table:table-cell office:value-type="float" office:value="2009" table:style-name="ce5">
            <text:p>2009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65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47</text:p>
          </table:table-cell>
          <table:table-cell office:value-type="string" table:style-name="ce5">
            <text:p>William H. Danforth</text:p>
          </table:table-cell>
          <table:table-cell office:value-type="string" table:style-name="ce5">
            <text:p>Fogadjunk! Meg tudod csinálni...</text:p>
          </table:table-cell>
          <table:table-cell office:value-type="float" office:value="2009" table:style-name="ce5">
            <text:p>2009</text:p>
          </table:table-cell>
          <table:table-cell office:value-type="float" office:value="1200" table:style-name="ce5">
            <text:p>1200</text:p>
          </table:table-cell>
          <table:table-cell office:value-type="string" table:style-name="ce5">
            <text:p>978 963 973 067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9</text:p>
          </table:table-cell>
          <table:table-cell office:value-type="string" table:style-name="ce5">
            <text:p>Randy Gage</text:p>
          </table:table-cell>
          <table:table-cell office:value-type="string" table:style-name="ce5">
            <text:p>Hogyan építsünk MLM pénzgyárat</text:p>
          </table:table-cell>
          <table:table-cell office:value-type="float" office:value="2011" table:style-name="ce5">
            <text:p>2011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 963 973 068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20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Repülési Terv</text:p>
          </table:table-cell>
          <table:table-cell office:value-type="float" office:value="2009" table:style-name="ce5">
            <text:p>2009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73 070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0</text:p>
          </table:table-cell>
          <table:table-cell office:value-type="string" table:style-name="ce5">
            <text:p>Rich DeVos</text:p>
          </table:table-cell>
          <table:table-cell office:value-type="string" table:style-name="ce5">
            <text:p>10 kulcsmondat pozitív embereknek</text:p>
          </table:table-cell>
          <table:table-cell office:value-type="float" office:value="2009" table:style-name="ce5">
            <text:p>2009</text:p>
          </table:table-cell>
          <table:table-cell office:value-type="float" office:value="1850" table:style-name="ce5">
            <text:p>1850</text:p>
          </table:table-cell>
          <table:table-cell office:value-type="string" table:style-name="ce5">
            <text:p>978 963 973 07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3</text:p>
          </table:table-cell>
          <table:table-cell office:value-type="string" table:style-name="ce5">
            <text:p>John Milton Fogg</text:p>
          </table:table-cell>
          <table:table-cell office:value-type="string" table:style-name="ce5">
            <text:p>A világ legnagyobb hálózatszervezője</text:p>
          </table:table-cell>
          <table:table-cell office:value-type="float" office:value="2009" table:style-name="ce5">
            <text:p>2009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72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2B</text:p>
          </table:table-cell>
          <table:table-cell office:value-type="string" table:style-name="ce5">
            <text:p>Dale Carnegie</text:p>
          </table:table-cell>
          <table:table-cell office:value-type="string" table:style-name="ce5">
            <text:p>Hogyan fejezzük be az aggódást és kezdjünk el élni - Sikerkalauz 2.</text:p>
          </table:table-cell>
          <table:table-cell office:value-type="float" office:value="2008" table:style-name="ce5">
            <text:p>2008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 963 973 077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5</text:p>
          </table:table-cell>
          <table:table-cell office:value-type="string" table:style-name="ce5">
            <text:p>Kim Kiyosaki</text:p>
          </table:table-cell>
          <table:table-cell office:value-type="string" table:style-name="ce5">
            <text:p>Gazdag nő</text:p>
          </table:table-cell>
          <table:table-cell office:value-type="float" office:value="2010" table:style-name="ce5">
            <text:p>2010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963 973 078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07</text:p>
          </table:table-cell>
          <table:table-cell office:value-type="string" table:style-name="ce5">
            <text:p>Guy Kawasaki</text:p>
          </table:table-cell>
          <table:table-cell office:value-type="string" table:style-name="ce5">
            <text:p>Szabályok forradalmároknak</text:p>
          </table:table-cell>
          <table:table-cell office:value-type="float" office:value="2010" table:style-name="ce5">
            <text:p>2010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963 973 079 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1B</text:p>
          </table:table-cell>
          <table:table-cell office:value-type="string" table:style-name="ce5">
            <text:p>Dale Carnegie</text:p>
          </table:table-cell>
          <table:table-cell office:value-type="string" table:style-name="ce5">
            <text:p>Hogyan szerezzünk barátokat és befolyásoljuk az embereket - Sikerkalauz 1.</text:p>
          </table:table-cell>
          <table:table-cell office:value-type="float" office:value="2008" table:style-name="ce5">
            <text:p>200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963 973 080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4</text:p>
          </table:table-cell>
          <table:table-cell office:value-type="string" table:style-name="ce5">
            <text:p>Bryan Thayer</text:p>
          </table:table-cell>
          <table:table-cell office:value-type="string" table:style-name="ce5">
            <text:p>Kapcsolati háló</text:p>
          </table:table-cell>
          <table:table-cell office:value-type="float" office:value="2009" table:style-name="ce5">
            <text:p>2009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73 084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6</text:p>
          </table:table-cell>
          <table:table-cell office:value-type="string" table:style-name="ce5">
            <text:p>Napoleon Hill Foundation</text:p>
          </table:table-cell>
          <table:table-cell office:value-type="string" table:style-name="ce5">
            <text:p>Három lábnyira az aranytól</text:p>
          </table:table-cell>
          <table:table-cell office:value-type="float" office:value="2010" table:style-name="ce5">
            <text:p>2010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 963 973 086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0</text:p>
          </table:table-cell>
          <table:table-cell office:value-type="string" table:style-name="ce5">
            <text:p>Klontz-Klontz-Kahler</text:p>
          </table:table-cell>
          <table:table-cell office:value-type="string" table:style-name="ce5">
            <text:p>Gazdagságra hangolva</text:p>
          </table:table-cell>
          <table:table-cell office:value-type="float" office:value="2010" table:style-name="ce5">
            <text:p>201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 963 973 089 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18B</text:p>
          </table:table-cell>
          <table:table-cell office:value-type="string" table:style-name="ce5">
            <text:p>Canfield-Hansen</text:p>
          </table:table-cell>
          <table:table-cell office:value-type="string" table:style-name="ce5">
            <text:p>Erőleves a léleknek 3. - újabb 101 erőt adó és lélekemelő történet</text:p>
          </table:table-cell>
          <table:table-cell office:value-type="float" office:value="2010" table:style-name="ce5">
            <text:p>2010</text:p>
          </table:table-cell>
          <table:table-cell office:value-type="float" office:value="2850" table:style-name="ce5">
            <text:p>2850</text:p>
          </table:table-cell>
          <table:table-cell office:value-type="string" table:style-name="ce5">
            <text:p>978 963 973 097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612</text:p>
          </table:table-cell>
          <table:table-cell office:value-type="string" table:style-name="ce5">
            <text:p>Og Mandino</text:p>
          </table:table-cell>
          <table:table-cell office:value-type="string" table:style-name="ce5">
            <text:p>Jobban élni</text:p>
          </table:table-cell>
          <table:table-cell office:value-type="float" office:value="2010" table:style-name="ce5">
            <text:p>2010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915</text:p>
          </table:table-cell>
          <table:table-cell table:number-columns-repeated="16378"/>
        </table:table-row>
        <table:table-row table:number-rows-repeated="1048463" table:style-name="ro1">
          <table:table-cell table:number-columns-repeated="16384"/>
        </table:table-row>
        <table:named-expressions>
          <table:named-range table:name="HTML_1" table:cell-range-address="konyvek.$A$1:konyvek.$F$113" table:base-cell-address="konyvek.$A$1"/>
          <table:named-range table:name="HTML_all" table:cell-range-address="konyvek.$A$1:konyvek.$F$113" table:base-cell-address="konyvek.$A$1"/>
          <table:named-range table:name="HTML_tables" table:cell-range-address="konyvek.$A$1" table:base-cell-address="konyvek.$A$1"/>
        </table:named-expressions>
      </table:table>
      <table:table table:name="kolcsonzo" table:style-name="ta1">
        <table:table-column table:style-name="co7" table:default-cell-style-name="ce1"/>
        <table:table-column table:style-name="co8" table:number-columns-repeated="1023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ev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8">
            <text:p>Patta Nóra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8">
            <text:p>Pár Zoltán</text:p>
          </table:table-cell>
          <table:table-cell table:number-columns-repeated="1638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8">
            <text:p>Pop Simon</text:p>
          </table:table-cell>
          <table:table-cell table:number-columns-repeated="1638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8">
            <text:p>Remek Elek</text:p>
          </table:table-cell>
          <table:table-cell table:number-columns-repeated="1638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8">
            <text:p>Beviz Elek</text:p>
          </table:table-cell>
          <table:table-cell table:number-columns-repeated="16382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8">
            <text:p>Szalmon Ella</text:p>
          </table:table-cell>
          <table:table-cell table:number-columns-repeated="16382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8">
            <text:p>Techno Kolos</text:p>
          </table:table-cell>
          <table:table-cell table:number-columns-repeated="16382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8">
            <text:p>Trab Antal</text:p>
          </table:table-cell>
          <table:table-cell table:number-columns-repeated="16382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8">
            <text:p>Ultra Viola</text:p>
          </table:table-cell>
          <table:table-cell table:number-columns-repeated="16382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8">
            <text:p>Am Erika</text:p>
          </table:table-cell>
          <table:table-cell table:number-columns-repeated="1638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8">
            <text:p>Bac Ilus</text:p>
          </table:table-cell>
          <table:table-cell table:number-columns-repeated="16382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8">
            <text:p>Citad Ella</text:p>
          </table:table-cell>
          <table:table-cell table:number-columns-repeated="1638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8">
            <text:p>Dil Emma</text:p>
          </table:table-cell>
          <table:table-cell table:number-columns-repeated="1638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8">
            <text:p>Eszte Lenke</text:p>
          </table:table-cell>
          <table:table-cell table:number-columns-repeated="1638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8">
            <text:p>Feles Elek</text:p>
          </table:table-cell>
          <table:table-cell table:number-columns-repeated="1638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8">
            <text:p>Git Áron</text:p>
          </table:table-cell>
          <table:table-cell table:number-columns-repeated="1638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8">
            <text:p>Har Mónika</text:p>
          </table:table-cell>
          <table:table-cell table:number-columns-repeated="1638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8">
            <text:p>Heu Réka</text:p>
          </table:table-cell>
          <table:table-cell table:number-columns-repeated="1638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8">
            <text:p>Hü Jenő</text:p>
          </table:table-cell>
          <table:table-cell table:number-columns-repeated="1638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8">
            <text:p>Kukor Ica</text:p>
          </table:table-cell>
          <table:table-cell table:number-columns-repeated="1638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8">
            <text:p>Kala Pál</text:p>
          </table:table-cell>
          <table:table-cell table:number-columns-repeated="1638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8">
            <text:p>Külö Nóra</text:p>
          </table:table-cell>
          <table:table-cell table:number-columns-repeated="1638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8">
            <text:p>Körm Ödön</text:p>
          </table:table-cell>
          <table:table-cell table:number-columns-repeated="1638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8">
            <text:p>Kér Ede</text:p>
          </table:table-cell>
          <table:table-cell table:number-columns-repeated="1638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8">
            <text:p>Major Anna</text:p>
          </table:table-cell>
          <table:table-cell table:number-columns-repeated="1638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8">
            <text:p>Meg Győző</text:p>
          </table:table-cell>
          <table:table-cell table:number-columns-repeated="1638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8">
            <text:p>Vak Cina</text:p>
          </table:table-cell>
          <table:table-cell table:number-columns-repeated="1638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8">
            <text:p>Veg Eta</text:p>
          </table:table-cell>
          <table:table-cell table:number-columns-repeated="16382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8">
            <text:p>Virra Dóra</text:p>
          </table:table-cell>
          <table:table-cell table:number-columns-repeated="1638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8">
            <text:p>Vég Béla</text:p>
          </table:table-cell>
          <table:table-cell table:number-columns-repeated="16382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8">
            <text:p>Wincs Eszter</text:p>
          </table:table-cell>
          <table:table-cell table:number-columns-repeated="16382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8">
            <text:p>Kasza Blanka</text:p>
          </table:table-cell>
          <table:table-cell table:number-columns-repeated="16382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8">
            <text:p>Kispál Inka</text:p>
          </table:table-cell>
          <table:table-cell table:number-columns-repeated="16382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8">
            <text:p>Pofá Zoltán</text:p>
          </table:table-cell>
          <table:table-cell table:number-columns-repeated="16382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8">
            <text:p>Tank Aranka</text:p>
          </table:table-cell>
          <table:table-cell table:number-columns-repeated="16382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8">
            <text:p>Bekre Pál</text:p>
          </table:table-cell>
          <table:table-cell table:number-columns-repeated="16382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8">
            <text:p>Mortad Ella</text:p>
          </table:table-cell>
          <table:table-cell table:number-columns-repeated="16382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8">
            <text:p>Trap Pista</text:p>
          </table:table-cell>
          <table:table-cell table:number-columns-repeated="16382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8">
            <text:p>Fejet Lenke</text:p>
          </table:table-cell>
          <table:table-cell table:number-columns-repeated="16382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8">
            <text:p>Fá Zoltán</text:p>
          </table:table-cell>
          <table:table-cell table:number-columns-repeated="16382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8">
            <text:p>Minden Áron</text:p>
          </table:table-cell>
          <table:table-cell table:number-columns-repeated="16382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8">
            <text:p>Csin Csilla</text:p>
          </table:table-cell>
          <table:table-cell table:number-columns-repeated="16382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8">
            <text:p>Mor Zsolt</text:p>
          </table:table-cell>
          <table:table-cell table:number-columns-repeated="16382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8">
            <text:p>Rabsz Olga</text:p>
          </table:table-cell>
          <table:table-cell table:number-columns-repeated="16382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8">
            <text:p>Patkóm Ágnes</text:p>
          </table:table-cell>
          <table:table-cell table:number-columns-repeated="16382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8">
            <text:p>Locsolók Anna</text:p>
          </table:table-cell>
          <table:table-cell table:number-columns-repeated="16382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8">
            <text:p>Riz Ottó</text:p>
          </table:table-cell>
          <table:table-cell table:number-columns-repeated="16382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8">
            <text:p>Nemer Eszti</text:p>
          </table:table-cell>
          <table:table-cell table:number-columns-repeated="16382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8">
            <text:p>Ne Pál</text:p>
          </table:table-cell>
          <table:table-cell table:number-columns-repeated="16382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8">
            <text:p>Ka Pál</text:p>
          </table:table-cell>
          <table:table-cell table:number-columns-repeated="16382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8">
            <text:p>Elektrom Ágnes</text:p>
          </table:table-cell>
          <table:table-cell table:number-columns-repeated="16382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8">
            <text:p>Hú Zóra</text:p>
          </table:table-cell>
          <table:table-cell table:number-columns-repeated="16382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8">
            <text:p>Raj Zóra</text:p>
          </table:table-cell>
          <table:table-cell table:number-columns-repeated="16382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8">
            <text:p>Dia Dóra</text:p>
          </table:table-cell>
          <table:table-cell table:number-columns-repeated="16382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8">
            <text:p>Tök Ödön</text:p>
          </table:table-cell>
          <table:table-cell table:number-columns-repeated="16382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8">
            <text:p>Ria Dóra</text:p>
          </table:table-cell>
          <table:table-cell table:number-columns-repeated="16382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8">
            <text:p>Lev Elek</text:p>
          </table:table-cell>
          <table:table-cell table:number-columns-repeated="16382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8">
            <text:p>Hot Elek</text:p>
          </table:table-cell>
          <table:table-cell table:number-columns-repeated="16382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8">
            <text:p>Teásk Anna</text:p>
          </table:table-cell>
          <table:table-cell table:number-columns-repeated="16382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8">
            <text:p>Bármi Áron</text:p>
          </table:table-cell>
          <table:table-cell table:number-columns-repeated="16382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8">
            <text:p>Metall Ica</text:p>
          </table:table-cell>
          <table:table-cell table:number-columns-repeated="16382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8">
            <text:p>Bor Virág</text:p>
          </table:table-cell>
          <table:table-cell table:number-columns-repeated="16382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8">
            <text:p>Nyúl Kálmán</text:p>
          </table:table-cell>
          <table:table-cell table:number-columns-repeated="16382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8">
            <text:p>Ipsz Ilonka</text:p>
          </table:table-cell>
          <table:table-cell table:number-columns-repeated="16382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8">
            <text:p>Mikorka Kálmán</text:p>
          </table:table-cell>
          <table:table-cell table:number-columns-repeated="16382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8">
            <text:p>Szikla Szilárd</text:p>
          </table:table-cell>
          <table:table-cell table:number-columns-repeated="16382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8">
            <text:p>Ebéd Elek</text:p>
          </table:table-cell>
          <table:table-cell table:number-columns-repeated="16382"/>
        </table:table-row>
        <table:table-row table:number-rows-repeated="1048508" table:style-name="ro3">
          <table:table-cell table:number-columns-repeated="16384"/>
        </table:table-row>
      </table:table>
      <table:table table:name="kolcsonzes" table:style-name="ta1"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6" table:number-columns-repeated="16381" table:default-cell-style-name="ce1"/>
        <table:table-row table:style-name="ro1">
          <table:table-cell office:value-type="string" table:style-name="ce2">
            <text:p>konyvID</text:p>
          </table:table-cell>
          <table:table-cell office:value-type="string" table:style-name="ce2">
            <text:p>kolcsonzoID</text:p>
          </table:table-cell>
          <table:table-cell office:value-type="string" table:style-name="ce2">
            <text:p>kivetelDatum</text:p>
          </table:table-cell>
          <table:table-cell office:value-type="string" table:style-name="ce9">
            <text:p>peldany</text:p>
          </table:table-cell>
          <table:table-cell table:number-columns-repeated="16380"/>
        </table:table-row>
        <table:table-row table:style-name="ro1">
          <table:table-cell office:value-type="string" office:string-value="J44" table:formula="of:=INDEX([konyvek.$A$2:.$A$113];RAND()*110+2)" table:style-name="ce1">
            <text:p>J44</text:p>
          </table:table-cell>
          <table:table-cell office:value-type="float" office:value="40" table:formula="of:=INT(RAND()*66+1)" table:style-name="ce1">
            <text:p>40</text:p>
          </table:table-cell>
          <table:table-cell office:value-type="date" office:date-value="2020-03-27T04:06:02" table:formula="of:=TODAY()-RAND()*45" table:style-name="ce10">
            <text:p>2020.03.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44" table:formula="of:=INDEX([konyvek.$A$2:.$A$113];RAND()*110+2)" table:style-name="ce1">
            <text:p>J44</text:p>
          </table:table-cell>
          <table:table-cell office:value-type="float" office:value="63" table:formula="of:=INT(RAND()*66+1)" table:style-name="ce1">
            <text:p>63</text:p>
          </table:table-cell>
          <table:table-cell office:value-type="date" office:date-value="2020-03-17T01:06:04" table:formula="of:=TODAY()-RAND()*45" table:style-name="ce10">
            <text:p>2020.03.1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42B" table:formula="of:=INDEX([konyvek.$A$2:.$A$113];RAND()*110+2)" table:style-name="ce1">
            <text:p>T42B</text:p>
          </table:table-cell>
          <table:table-cell office:value-type="float" office:value="40" table:formula="of:=INT(RAND()*66+1)" table:style-name="ce1">
            <text:p>40</text:p>
          </table:table-cell>
          <table:table-cell office:value-type="date" office:date-value="2020-04-01T13:56:32" table:formula="of:=TODAY()-RAND()*45" table:style-name="ce10">
            <text:p>2020.04.0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17" table:formula="of:=INDEX([konyvek.$A$2:.$A$113];RAND()*110+2)" table:style-name="ce1">
            <text:p>J17</text:p>
          </table:table-cell>
          <table:table-cell office:value-type="float" office:value="1" table:formula="of:=INT(RAND()*66+1)" table:style-name="ce1">
            <text:p>1</text:p>
          </table:table-cell>
          <table:table-cell office:value-type="date" office:date-value="2020-04-19T19:55:15" table:formula="of:=TODAY()-RAND()*45" table:style-name="ce10">
            <text:p>2020.04.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51" table:formula="of:=INDEX([konyvek.$A$2:.$A$113];RAND()*110+2)" table:style-name="ce1">
            <text:p>T51</text:p>
          </table:table-cell>
          <table:table-cell office:value-type="float" office:value="5" table:formula="of:=INT(RAND()*66+1)" table:style-name="ce1">
            <text:p>5</text:p>
          </table:table-cell>
          <table:table-cell office:value-type="date" office:date-value="2020-03-12T00:20:12" table:formula="of:=TODAY()-RAND()*45" table:style-name="ce10">
            <text:p>2020.03.1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67" table:formula="of:=INDEX([konyvek.$A$2:.$A$113];RAND()*110+2)" table:style-name="ce1">
            <text:p>T67</text:p>
          </table:table-cell>
          <table:table-cell office:value-type="float" office:value="51" table:formula="of:=INT(RAND()*66+1)" table:style-name="ce1">
            <text:p>51</text:p>
          </table:table-cell>
          <table:table-cell office:value-type="date" office:date-value="2020-03-30T01:38:04" table:formula="of:=TODAY()-RAND()*45" table:style-name="ce10">
            <text:p>2020.03.3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42" table:formula="of:=INDEX([konyvek.$A$2:.$A$113];RAND()*110+2)" table:style-name="ce1">
            <text:p>J42</text:p>
          </table:table-cell>
          <table:table-cell office:value-type="float" office:value="14" table:formula="of:=INT(RAND()*66+1)" table:style-name="ce1">
            <text:p>14</text:p>
          </table:table-cell>
          <table:table-cell office:value-type="date" office:date-value="2020-04-17T16:06:37" table:formula="of:=TODAY()-RAND()*45" table:style-name="ce10">
            <text:p>2020.04.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UK01" table:formula="of:=INDEX([konyvek.$A$2:.$A$113];RAND()*110+2)" table:style-name="ce1">
            <text:p>UK01</text:p>
          </table:table-cell>
          <table:table-cell office:value-type="float" office:value="49" table:formula="of:=INT(RAND()*66+1)" table:style-name="ce1">
            <text:p>49</text:p>
          </table:table-cell>
          <table:table-cell office:value-type="date" office:date-value="2020-04-01T14:00:35" table:formula="of:=TODAY()-RAND()*45" table:style-name="ce10">
            <text:p>2020.04.0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31" table:formula="of:=INDEX([konyvek.$A$2:.$A$113];RAND()*110+2)" table:style-name="ce1">
            <text:p>J31</text:p>
          </table:table-cell>
          <table:table-cell office:value-type="float" office:value="36" table:formula="of:=INT(RAND()*66+1)" table:style-name="ce1">
            <text:p>36</text:p>
          </table:table-cell>
          <table:table-cell office:value-type="date" office:date-value="2020-03-13T10:54:19" table:formula="of:=TODAY()-RAND()*45" table:style-name="ce10">
            <text:p>2020.03.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40" table:formula="of:=INDEX([konyvek.$A$2:.$A$113];RAND()*110+2)" table:style-name="ce1">
            <text:p>J40</text:p>
          </table:table-cell>
          <table:table-cell office:value-type="float" office:value="18" table:formula="of:=INT(RAND()*66+1)" table:style-name="ce1">
            <text:p>18</text:p>
          </table:table-cell>
          <table:table-cell office:value-type="date" office:date-value="2020-03-12T01:37:09" table:formula="of:=TODAY()-RAND()*45" table:style-name="ce10">
            <text:p>2020.03.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35" table:formula="of:=INDEX([konyvek.$A$2:.$A$113];RAND()*110+2)" table:style-name="ce1">
            <text:p>J35</text:p>
          </table:table-cell>
          <table:table-cell office:value-type="float" office:value="22" table:formula="of:=INT(RAND()*66+1)" table:style-name="ce1">
            <text:p>22</text:p>
          </table:table-cell>
          <table:table-cell office:value-type="date" office:date-value="2020-03-27T03:34:25" table:formula="of:=TODAY()-RAND()*45" table:style-name="ce10">
            <text:p>2020.03.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UK07" table:formula="of:=INDEX([konyvek.$A$2:.$A$113];RAND()*110+2)" table:style-name="ce1">
            <text:p>UK07</text:p>
          </table:table-cell>
          <table:table-cell office:value-type="float" office:value="21" table:formula="of:=INT(RAND()*66+1)" table:style-name="ce1">
            <text:p>21</text:p>
          </table:table-cell>
          <table:table-cell office:value-type="date" office:date-value="2020-04-03T21:01:02" table:formula="of:=TODAY()-RAND()*45" table:style-name="ce10">
            <text:p>2020.04.0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M27" table:formula="of:=INDEX([konyvek.$A$2:.$A$113];RAND()*110+2)" table:style-name="ce1">
            <text:p>M27</text:p>
          </table:table-cell>
          <table:table-cell office:value-type="float" office:value="38" table:formula="of:=INT(RAND()*66+1)" table:style-name="ce1">
            <text:p>38</text:p>
          </table:table-cell>
          <table:table-cell office:value-type="date" office:date-value="2020-04-11T05:35:01" table:formula="of:=TODAY()-RAND()*45" table:style-name="ce10">
            <text:p>2020.04.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M29" table:formula="of:=INDEX([konyvek.$A$2:.$A$113];RAND()*110+2)" table:style-name="ce1">
            <text:p>M29</text:p>
          </table:table-cell>
          <table:table-cell office:value-type="float" office:value="16" table:formula="of:=INT(RAND()*66+1)" table:style-name="ce1">
            <text:p>16</text:p>
          </table:table-cell>
          <table:table-cell office:value-type="date" office:date-value="2020-04-08T16:43:05" table:formula="of:=TODAY()-RAND()*45" table:style-name="ce10">
            <text:p>2020.04.0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K40" table:formula="of:=INDEX([konyvek.$A$2:.$A$113];RAND()*110+2)" table:style-name="ce1">
            <text:p>K40</text:p>
          </table:table-cell>
          <table:table-cell office:value-type="float" office:value="27" table:formula="of:=INT(RAND()*66+1)" table:style-name="ce1">
            <text:p>27</text:p>
          </table:table-cell>
          <table:table-cell office:value-type="date" office:date-value="2020-03-19T22:21:46" table:formula="of:=TODAY()-RAND()*45" table:style-name="ce10">
            <text:p>2020.03.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50" table:formula="of:=INDEX([konyvek.$A$2:.$A$113];RAND()*110+2)" table:style-name="ce1">
            <text:p>T50</text:p>
          </table:table-cell>
          <table:table-cell office:value-type="float" office:value="64" table:formula="of:=INT(RAND()*66+1)" table:style-name="ce1">
            <text:p>64</text:p>
          </table:table-cell>
          <table:table-cell office:value-type="date" office:date-value="2020-04-01T09:25:01" table:formula="of:=TODAY()-RAND()*45" table:style-name="ce10">
            <text:p>2020.04.0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S48" table:formula="of:=INDEX([konyvek.$A$2:.$A$113];RAND()*110+2)" table:style-name="ce1">
            <text:p>S48</text:p>
          </table:table-cell>
          <table:table-cell office:value-type="float" office:value="57" table:formula="of:=INT(RAND()*66+1)" table:style-name="ce1">
            <text:p>57</text:p>
          </table:table-cell>
          <table:table-cell office:value-type="date" office:date-value="2020-03-14T15:20:38" table:formula="of:=TODAY()-RAND()*45" table:style-name="ce10">
            <text:p>2020.03.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51" table:formula="of:=INDEX([konyvek.$A$2:.$A$113];RAND()*110+2)" table:style-name="ce1">
            <text:p>T51</text:p>
          </table:table-cell>
          <table:table-cell office:value-type="float" office:value="34" table:formula="of:=INT(RAND()*66+1)" table:style-name="ce1">
            <text:p>34</text:p>
          </table:table-cell>
          <table:table-cell office:value-type="date" office:date-value="2020-04-21T09:21:19" table:formula="of:=TODAY()-RAND()*45" table:style-name="ce10">
            <text:p>2020.04.2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28" table:formula="of:=INDEX([konyvek.$A$2:.$A$113];RAND()*110+2)" table:style-name="ce1">
            <text:p>T28</text:p>
          </table:table-cell>
          <table:table-cell office:value-type="float" office:value="46" table:formula="of:=INT(RAND()*66+1)" table:style-name="ce1">
            <text:p>46</text:p>
          </table:table-cell>
          <table:table-cell office:value-type="date" office:date-value="2020-03-11T04:36:04" table:formula="of:=TODAY()-RAND()*45" table:style-name="ce10">
            <text:p>2020.03.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15" table:formula="of:=INDEX([konyvek.$A$2:.$A$113];RAND()*110+2)" table:style-name="ce1">
            <text:p>J15</text:p>
          </table:table-cell>
          <table:table-cell office:value-type="float" office:value="18" table:formula="of:=INT(RAND()*66+1)" table:style-name="ce1">
            <text:p>18</text:p>
          </table:table-cell>
          <table:table-cell office:value-type="date" office:date-value="2020-04-19T19:29:59" table:formula="of:=TODAY()-RAND()*45" table:style-name="ce10">
            <text:p>2020.04.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58" table:formula="of:=INDEX([konyvek.$A$2:.$A$113];RAND()*110+2)" table:style-name="ce1">
            <text:p>T58</text:p>
          </table:table-cell>
          <table:table-cell office:value-type="float" office:value="12" table:formula="of:=INT(RAND()*66+1)" table:style-name="ce1">
            <text:p>12</text:p>
          </table:table-cell>
          <table:table-cell office:value-type="date" office:date-value="2020-04-15T10:59:51" table:formula="of:=TODAY()-RAND()*45" table:style-name="ce10">
            <text:p>2020.04.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40" table:formula="of:=INDEX([konyvek.$A$2:.$A$113];RAND()*110+2)" table:style-name="ce1">
            <text:p>T40</text:p>
          </table:table-cell>
          <table:table-cell office:value-type="float" office:value="23" table:formula="of:=INT(RAND()*66+1)" table:style-name="ce1">
            <text:p>23</text:p>
          </table:table-cell>
          <table:table-cell office:value-type="date" office:date-value="2020-04-21T03:13:33" table:formula="of:=TODAY()-RAND()*45" table:style-name="ce10">
            <text:p>2020.04.2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22" table:formula="of:=INDEX([konyvek.$A$2:.$A$113];RAND()*110+2)" table:style-name="ce1">
            <text:p>T22</text:p>
          </table:table-cell>
          <table:table-cell office:value-type="float" office:value="51" table:formula="of:=INT(RAND()*66+1)" table:style-name="ce1">
            <text:p>51</text:p>
          </table:table-cell>
          <table:table-cell office:value-type="date" office:date-value="2020-04-24T07:43:05" table:formula="of:=TODAY()-RAND()*45" table:style-name="ce10">
            <text:p>2020.04.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31" table:formula="of:=INDEX([konyvek.$A$2:.$A$113];RAND()*110+2)" table:style-name="ce1">
            <text:p>T31</text:p>
          </table:table-cell>
          <table:table-cell office:value-type="float" office:value="55" table:formula="of:=INT(RAND()*66+1)" table:style-name="ce1">
            <text:p>55</text:p>
          </table:table-cell>
          <table:table-cell office:value-type="date" office:date-value="2020-03-31T11:39:09" table:formula="of:=TODAY()-RAND()*45" table:style-name="ce10">
            <text:p>2020.03.3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31" table:formula="of:=INDEX([konyvek.$A$2:.$A$113];RAND()*110+2)" table:style-name="ce1">
            <text:p>T31</text:p>
          </table:table-cell>
          <table:table-cell office:value-type="float" office:value="28" table:formula="of:=INT(RAND()*66+1)" table:style-name="ce1">
            <text:p>28</text:p>
          </table:table-cell>
          <table:table-cell office:value-type="date" office:date-value="2020-03-27T19:45:45" table:formula="of:=TODAY()-RAND()*45" table:style-name="ce10">
            <text:p>2020.03.2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S47" table:formula="of:=INDEX([konyvek.$A$2:.$A$113];RAND()*110+2)" table:style-name="ce1">
            <text:p>S47</text:p>
          </table:table-cell>
          <table:table-cell office:value-type="float" office:value="32" table:formula="of:=INT(RAND()*66+1)" table:style-name="ce1">
            <text:p>32</text:p>
          </table:table-cell>
          <table:table-cell office:value-type="date" office:date-value="2020-04-14T19:51:16" table:formula="of:=TODAY()-RAND()*45" table:style-name="ce10">
            <text:p>2020.04.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51" table:formula="of:=INDEX([konyvek.$A$2:.$A$113];RAND()*110+2)" table:style-name="ce1">
            <text:p>T51</text:p>
          </table:table-cell>
          <table:table-cell office:value-type="float" office:value="33" table:formula="of:=INT(RAND()*66+1)" table:style-name="ce1">
            <text:p>33</text:p>
          </table:table-cell>
          <table:table-cell office:value-type="date" office:date-value="2020-03-24T21:06:59" table:formula="of:=TODAY()-RAND()*45" table:style-name="ce10">
            <text:p>2020.03.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18" table:formula="of:=INDEX([konyvek.$A$2:.$A$113];RAND()*110+2)" table:style-name="ce1">
            <text:p>M18</text:p>
          </table:table-cell>
          <table:table-cell office:value-type="float" office:value="7" table:formula="of:=INT(RAND()*66+1)" table:style-name="ce1">
            <text:p>7</text:p>
          </table:table-cell>
          <table:table-cell office:value-type="date" office:date-value="2020-03-27T00:30:00" table:formula="of:=TODAY()-RAND()*45" table:style-name="ce10">
            <text:p>2020.03.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K41" table:formula="of:=INDEX([konyvek.$A$2:.$A$113];RAND()*110+2)" table:style-name="ce1">
            <text:p>K41</text:p>
          </table:table-cell>
          <table:table-cell office:value-type="float" office:value="3" table:formula="of:=INT(RAND()*66+1)" table:style-name="ce1">
            <text:p>3</text:p>
          </table:table-cell>
          <table:table-cell office:value-type="date" office:date-value="2020-03-21T04:52:08" table:formula="of:=TODAY()-RAND()*45" table:style-name="ce10">
            <text:p>2020.03.2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M31" table:formula="of:=INDEX([konyvek.$A$2:.$A$113];RAND()*110+2)" table:style-name="ce1">
            <text:p>M31</text:p>
          </table:table-cell>
          <table:table-cell office:value-type="float" office:value="2" table:formula="of:=INT(RAND()*66+1)" table:style-name="ce1">
            <text:p>2</text:p>
          </table:table-cell>
          <table:table-cell office:value-type="date" office:date-value="2020-03-30T16:26:40" table:formula="of:=TODAY()-RAND()*45" table:style-name="ce10">
            <text:p>2020.03.3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J29" table:formula="of:=INDEX([konyvek.$A$2:.$A$113];RAND()*110+2)" table:style-name="ce1">
            <text:p>J29</text:p>
          </table:table-cell>
          <table:table-cell office:value-type="float" office:value="13" table:formula="of:=INT(RAND()*66+1)" table:style-name="ce1">
            <text:p>13</text:p>
          </table:table-cell>
          <table:table-cell office:value-type="date" office:date-value="2020-04-12T17:33:13" table:formula="of:=TODAY()-RAND()*45" table:style-name="ce10">
            <text:p>2020.04.1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K41" table:formula="of:=INDEX([konyvek.$A$2:.$A$113];RAND()*110+2)" table:style-name="ce1">
            <text:p>K41</text:p>
          </table:table-cell>
          <table:table-cell office:value-type="float" office:value="46" table:formula="of:=INT(RAND()*66+1)" table:style-name="ce1">
            <text:p>46</text:p>
          </table:table-cell>
          <table:table-cell office:value-type="date" office:date-value="2020-04-09T05:41:38" table:formula="of:=TODAY()-RAND()*45" table:style-name="ce10">
            <text:p>2020.04.0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27" table:formula="of:=INDEX([konyvek.$A$2:.$A$113];RAND()*110+2)" table:style-name="ce1">
            <text:p>J27</text:p>
          </table:table-cell>
          <table:table-cell office:value-type="float" office:value="50" table:formula="of:=INT(RAND()*66+1)" table:style-name="ce1">
            <text:p>50</text:p>
          </table:table-cell>
          <table:table-cell office:value-type="date" office:date-value="2020-03-28T12:50:38" table:formula="of:=TODAY()-RAND()*45" table:style-name="ce10">
            <text:p>2020.03.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J35" table:formula="of:=INDEX([konyvek.$A$2:.$A$113];RAND()*110+2)" table:style-name="ce1">
            <text:p>J35</text:p>
          </table:table-cell>
          <table:table-cell office:value-type="float" office:value="26" table:formula="of:=INT(RAND()*66+1)" table:style-name="ce1">
            <text:p>26</text:p>
          </table:table-cell>
          <table:table-cell office:value-type="date" office:date-value="2020-03-14T17:47:51" table:formula="of:=TODAY()-RAND()*45" table:style-name="ce10">
            <text:p>2020.03.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53B" table:formula="of:=INDEX([konyvek.$A$2:.$A$113];RAND()*110+2)" table:style-name="ce1">
            <text:p>A53B</text:p>
          </table:table-cell>
          <table:table-cell office:value-type="float" office:value="53" table:formula="of:=INT(RAND()*66+1)" table:style-name="ce1">
            <text:p>53</text:p>
          </table:table-cell>
          <table:table-cell office:value-type="date" office:date-value="2020-03-17T18:28:11" table:formula="of:=TODAY()-RAND()*45" table:style-name="ce10">
            <text:p>2020.03.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UK02" table:formula="of:=INDEX([konyvek.$A$2:.$A$113];RAND()*110+2)" table:style-name="ce1">
            <text:p>UK02</text:p>
          </table:table-cell>
          <table:table-cell office:value-type="float" office:value="64" table:formula="of:=INT(RAND()*66+1)" table:style-name="ce1">
            <text:p>64</text:p>
          </table:table-cell>
          <table:table-cell office:value-type="date" office:date-value="2020-04-04T23:16:39" table:formula="of:=TODAY()-RAND()*45" table:style-name="ce10">
            <text:p>2020.04.0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05E" table:formula="of:=INDEX([konyvek.$A$2:.$A$113];RAND()*110+2)" table:style-name="ce1">
            <text:p>T05E</text:p>
          </table:table-cell>
          <table:table-cell office:value-type="float" office:value="56" table:formula="of:=INT(RAND()*66+1)" table:style-name="ce1">
            <text:p>56</text:p>
          </table:table-cell>
          <table:table-cell office:value-type="date" office:date-value="2020-03-14T10:16:17" table:formula="of:=TODAY()-RAND()*45" table:style-name="ce10">
            <text:p>2020.03.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31" table:formula="of:=INDEX([konyvek.$A$2:.$A$113];RAND()*110+2)" table:style-name="ce1">
            <text:p>M31</text:p>
          </table:table-cell>
          <table:table-cell office:value-type="float" office:value="43" table:formula="of:=INT(RAND()*66+1)" table:style-name="ce1">
            <text:p>43</text:p>
          </table:table-cell>
          <table:table-cell office:value-type="date" office:date-value="2020-03-26T04:13:35" table:formula="of:=TODAY()-RAND()*45" table:style-name="ce10">
            <text:p>2020.03.2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M09" table:formula="of:=INDEX([konyvek.$A$2:.$A$113];RAND()*110+2)" table:style-name="ce1">
            <text:p>M09</text:p>
          </table:table-cell>
          <table:table-cell office:value-type="float" office:value="66" table:formula="of:=INT(RAND()*66+1)" table:style-name="ce1">
            <text:p>66</text:p>
          </table:table-cell>
          <table:table-cell office:value-type="date" office:date-value="2020-03-22T14:46:40" table:formula="of:=TODAY()-RAND()*45" table:style-name="ce10">
            <text:p>2020.03.2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A32B" table:formula="of:=INDEX([konyvek.$A$2:.$A$113];RAND()*110+2)" table:style-name="ce1">
            <text:p>A32B</text:p>
          </table:table-cell>
          <table:table-cell office:value-type="float" office:value="22" table:formula="of:=INT(RAND()*66+1)" table:style-name="ce1">
            <text:p>22</text:p>
          </table:table-cell>
          <table:table-cell office:value-type="date" office:date-value="2020-03-12T01:47:14" table:formula="of:=TODAY()-RAND()*45" table:style-name="ce10">
            <text:p>2020.03.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25B" table:formula="of:=INDEX([konyvek.$A$2:.$A$113];RAND()*110+2)" table:style-name="ce1">
            <text:p>T25B</text:p>
          </table:table-cell>
          <table:table-cell office:value-type="float" office:value="19" table:formula="of:=INT(RAND()*66+1)" table:style-name="ce1">
            <text:p>19</text:p>
          </table:table-cell>
          <table:table-cell office:value-type="date" office:date-value="2020-04-23T02:51:59" table:formula="of:=TODAY()-RAND()*45" table:style-name="ce10">
            <text:p>2020.04.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28" table:formula="of:=INDEX([konyvek.$A$2:.$A$113];RAND()*110+2)" table:style-name="ce1">
            <text:p>T28</text:p>
          </table:table-cell>
          <table:table-cell office:value-type="float" office:value="39" table:formula="of:=INT(RAND()*66+1)" table:style-name="ce1">
            <text:p>39</text:p>
          </table:table-cell>
          <table:table-cell office:value-type="date" office:date-value="2020-03-14T10:29:47" table:formula="of:=TODAY()-RAND()*45" table:style-name="ce10">
            <text:p>2020.03.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64" table:formula="of:=INDEX([konyvek.$A$2:.$A$113];RAND()*110+2)" table:style-name="ce1">
            <text:p>T64</text:p>
          </table:table-cell>
          <table:table-cell office:value-type="float" office:value="19" table:formula="of:=INT(RAND()*66+1)" table:style-name="ce1">
            <text:p>19</text:p>
          </table:table-cell>
          <table:table-cell office:value-type="date" office:date-value="2020-04-24T01:31:44" table:formula="of:=TODAY()-RAND()*45" table:style-name="ce10">
            <text:p>2020.04.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S24B" table:formula="of:=INDEX([konyvek.$A$2:.$A$113];RAND()*110+2)" table:style-name="ce1">
            <text:p>S24B</text:p>
          </table:table-cell>
          <table:table-cell office:value-type="float" office:value="49" table:formula="of:=INT(RAND()*66+1)" table:style-name="ce1">
            <text:p>49</text:p>
          </table:table-cell>
          <table:table-cell office:value-type="date" office:date-value="2020-03-30T16:46:37" table:formula="of:=TODAY()-RAND()*45" table:style-name="ce10">
            <text:p>2020.03.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12" table:formula="of:=INDEX([konyvek.$A$2:.$A$113];RAND()*110+2)" table:style-name="ce1">
            <text:p>M12</text:p>
          </table:table-cell>
          <table:table-cell office:value-type="float" office:value="18" table:formula="of:=INT(RAND()*66+1)" table:style-name="ce1">
            <text:p>18</text:p>
          </table:table-cell>
          <table:table-cell office:value-type="date" office:date-value="2020-03-19T21:51:21" table:formula="of:=TODAY()-RAND()*45" table:style-name="ce10">
            <text:p>2020.03.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M31" table:formula="of:=INDEX([konyvek.$A$2:.$A$113];RAND()*110+2)" table:style-name="ce1">
            <text:p>M31</text:p>
          </table:table-cell>
          <table:table-cell office:value-type="float" office:value="45" table:formula="of:=INT(RAND()*66+1)" table:style-name="ce1">
            <text:p>45</text:p>
          </table:table-cell>
          <table:table-cell office:value-type="date" office:date-value="2020-03-28T10:56:06" table:formula="of:=TODAY()-RAND()*45" table:style-name="ce10">
            <text:p>2020.03.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K40" table:formula="of:=INDEX([konyvek.$A$2:.$A$113];RAND()*110+2)" table:style-name="ce1">
            <text:p>K40</text:p>
          </table:table-cell>
          <table:table-cell office:value-type="float" office:value="13" table:formula="of:=INT(RAND()*66+1)" table:style-name="ce1">
            <text:p>13</text:p>
          </table:table-cell>
          <table:table-cell office:value-type="date" office:date-value="2020-03-14T03:30:59" table:formula="of:=TODAY()-RAND()*45" table:style-name="ce10">
            <text:p>2020.03.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41" table:formula="of:=INDEX([konyvek.$A$2:.$A$113];RAND()*110+2)" table:style-name="ce1">
            <text:p>J41</text:p>
          </table:table-cell>
          <table:table-cell office:value-type="float" office:value="34" table:formula="of:=INT(RAND()*66+1)" table:style-name="ce1">
            <text:p>34</text:p>
          </table:table-cell>
          <table:table-cell office:value-type="date" office:date-value="2020-04-23T23:18:15" table:formula="of:=TODAY()-RAND()*45" table:style-name="ce10">
            <text:p>2020.04.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S24B" table:formula="of:=INDEX([konyvek.$A$2:.$A$113];RAND()*110+2)" table:style-name="ce1">
            <text:p>S24B</text:p>
          </table:table-cell>
          <table:table-cell office:value-type="float" office:value="54" table:formula="of:=INT(RAND()*66+1)" table:style-name="ce1">
            <text:p>54</text:p>
          </table:table-cell>
          <table:table-cell office:value-type="date" office:date-value="2020-04-05T23:13:09" table:formula="of:=TODAY()-RAND()*45" table:style-name="ce10">
            <text:p>2020.04.0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T64" table:formula="of:=INDEX([konyvek.$A$2:.$A$113];RAND()*110+2)" table:style-name="ce1">
            <text:p>T64</text:p>
          </table:table-cell>
          <table:table-cell office:value-type="float" office:value="10" table:formula="of:=INT(RAND()*66+1)" table:style-name="ce1">
            <text:p>10</text:p>
          </table:table-cell>
          <table:table-cell office:value-type="date" office:date-value="2020-03-26T21:44:57" table:formula="of:=TODAY()-RAND()*45" table:style-name="ce10">
            <text:p>2020.03.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43" table:formula="of:=INDEX([konyvek.$A$2:.$A$113];RAND()*110+2)" table:style-name="ce1">
            <text:p>T43</text:p>
          </table:table-cell>
          <table:table-cell office:value-type="float" office:value="18" table:formula="of:=INT(RAND()*66+1)" table:style-name="ce1">
            <text:p>18</text:p>
          </table:table-cell>
          <table:table-cell office:value-type="date" office:date-value="2020-04-16T21:45:18" table:formula="of:=TODAY()-RAND()*45" table:style-name="ce10">
            <text:p>2020.04.1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K03B" table:formula="of:=INDEX([konyvek.$A$2:.$A$113];RAND()*110+2)" table:style-name="ce1">
            <text:p>K03B</text:p>
          </table:table-cell>
          <table:table-cell office:value-type="float" office:value="6" table:formula="of:=INT(RAND()*66+1)" table:style-name="ce1">
            <text:p>6</text:p>
          </table:table-cell>
          <table:table-cell office:value-type="date" office:date-value="2020-03-23T06:45:42" table:formula="of:=TODAY()-RAND()*45" table:style-name="ce10">
            <text:p>2020.03.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31" table:formula="of:=INDEX([konyvek.$A$2:.$A$113];RAND()*110+2)" table:style-name="ce1">
            <text:p>M31</text:p>
          </table:table-cell>
          <table:table-cell office:value-type="float" office:value="39" table:formula="of:=INT(RAND()*66+1)" table:style-name="ce1">
            <text:p>39</text:p>
          </table:table-cell>
          <table:table-cell office:value-type="date" office:date-value="2020-04-16T08:29:41" table:formula="of:=TODAY()-RAND()*45" table:style-name="ce10">
            <text:p>2020.04.1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49" table:formula="of:=INDEX([konyvek.$A$2:.$A$113];RAND()*110+2)" table:style-name="ce1">
            <text:p>T49</text:p>
          </table:table-cell>
          <table:table-cell office:value-type="float" office:value="4" table:formula="of:=INT(RAND()*66+1)" table:style-name="ce1">
            <text:p>4</text:p>
          </table:table-cell>
          <table:table-cell office:value-type="date" office:date-value="2020-04-04T18:25:26" table:formula="of:=TODAY()-RAND()*45" table:style-name="ce10">
            <text:p>2020.04.0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UK09" table:formula="of:=INDEX([konyvek.$A$2:.$A$113];RAND()*110+2)" table:style-name="ce1">
            <text:p>UK09</text:p>
          </table:table-cell>
          <table:table-cell office:value-type="float" office:value="49" table:formula="of:=INT(RAND()*66+1)" table:style-name="ce1">
            <text:p>49</text:p>
          </table:table-cell>
          <table:table-cell office:value-type="date" office:date-value="2020-04-16T00:31:04" table:formula="of:=TODAY()-RAND()*45" table:style-name="ce10">
            <text:p>2020.04.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48" table:formula="of:=INDEX([konyvek.$A$2:.$A$113];RAND()*110+2)" table:style-name="ce1">
            <text:p>J48</text:p>
          </table:table-cell>
          <table:table-cell office:value-type="float" office:value="66" table:formula="of:=INT(RAND()*66+1)" table:style-name="ce1">
            <text:p>66</text:p>
          </table:table-cell>
          <table:table-cell office:value-type="date" office:date-value="2020-03-19T01:39:20" table:formula="of:=TODAY()-RAND()*45" table:style-name="ce10">
            <text:p>2020.03.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38" table:formula="of:=INDEX([konyvek.$A$2:.$A$113];RAND()*110+2)" table:style-name="ce1">
            <text:p>T38</text:p>
          </table:table-cell>
          <table:table-cell office:value-type="float" office:value="17" table:formula="of:=INT(RAND()*66+1)" table:style-name="ce1">
            <text:p>17</text:p>
          </table:table-cell>
          <table:table-cell office:value-type="date" office:date-value="2020-03-20T23:44:43" table:formula="of:=TODAY()-RAND()*45" table:style-name="ce10">
            <text:p>2020.03.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23A" table:formula="of:=INDEX([konyvek.$A$2:.$A$113];RAND()*110+2)" table:style-name="ce1">
            <text:p>T23A</text:p>
          </table:table-cell>
          <table:table-cell office:value-type="float" office:value="38" table:formula="of:=INT(RAND()*66+1)" table:style-name="ce1">
            <text:p>38</text:p>
          </table:table-cell>
          <table:table-cell office:value-type="date" office:date-value="2020-03-12T06:38:48" table:formula="of:=TODAY()-RAND()*45" table:style-name="ce10">
            <text:p>2020.03.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K03B" table:formula="of:=INDEX([konyvek.$A$2:.$A$113];RAND()*110+2)" table:style-name="ce1">
            <text:p>K03B</text:p>
          </table:table-cell>
          <table:table-cell office:value-type="float" office:value="18" table:formula="of:=INT(RAND()*66+1)" table:style-name="ce1">
            <text:p>18</text:p>
          </table:table-cell>
          <table:table-cell office:value-type="date" office:date-value="2020-04-08T02:48:33" table:formula="of:=TODAY()-RAND()*45" table:style-name="ce10">
            <text:p>2020.04.0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11C" table:formula="of:=INDEX([konyvek.$A$2:.$A$113];RAND()*110+2)" table:style-name="ce1">
            <text:p>T11C</text:p>
          </table:table-cell>
          <table:table-cell office:value-type="float" office:value="54" table:formula="of:=INT(RAND()*66+1)" table:style-name="ce1">
            <text:p>54</text:p>
          </table:table-cell>
          <table:table-cell office:value-type="date" office:date-value="2020-04-05T08:35:54" table:formula="of:=TODAY()-RAND()*45" table:style-name="ce10">
            <text:p>2020.04.0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UK03" table:formula="of:=INDEX([konyvek.$A$2:.$A$113];RAND()*110+2)" table:style-name="ce1">
            <text:p>UK03</text:p>
          </table:table-cell>
          <table:table-cell office:value-type="float" office:value="13" table:formula="of:=INT(RAND()*66+1)" table:style-name="ce1">
            <text:p>13</text:p>
          </table:table-cell>
          <table:table-cell office:value-type="date" office:date-value="2020-04-04T11:42:23" table:formula="of:=TODAY()-RAND()*45" table:style-name="ce10">
            <text:p>2020.04.0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K40" table:formula="of:=INDEX([konyvek.$A$2:.$A$113];RAND()*110+2)" table:style-name="ce1">
            <text:p>K40</text:p>
          </table:table-cell>
          <table:table-cell office:value-type="float" office:value="35" table:formula="of:=INT(RAND()*66+1)" table:style-name="ce1">
            <text:p>35</text:p>
          </table:table-cell>
          <table:table-cell office:value-type="date" office:date-value="2020-04-03T03:45:37" table:formula="of:=TODAY()-RAND()*45" table:style-name="ce10">
            <text:p>2020.04.0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K05B" table:formula="of:=INDEX([konyvek.$A$2:.$A$113];RAND()*110+2)" table:style-name="ce1">
            <text:p>K05B</text:p>
          </table:table-cell>
          <table:table-cell office:value-type="float" office:value="66" table:formula="of:=INT(RAND()*66+1)" table:style-name="ce1">
            <text:p>66</text:p>
          </table:table-cell>
          <table:table-cell office:value-type="date" office:date-value="2020-04-14T02:39:24" table:formula="of:=TODAY()-RAND()*45" table:style-name="ce10">
            <text:p>2020.04.1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UK03" table:formula="of:=INDEX([konyvek.$A$2:.$A$113];RAND()*110+2)" table:style-name="ce1">
            <text:p>UK03</text:p>
          </table:table-cell>
          <table:table-cell office:value-type="float" office:value="43" table:formula="of:=INT(RAND()*66+1)" table:style-name="ce1">
            <text:p>43</text:p>
          </table:table-cell>
          <table:table-cell office:value-type="date" office:date-value="2020-04-03T00:09:25" table:formula="of:=TODAY()-RAND()*45" table:style-name="ce10">
            <text:p>2020.04.0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45" table:formula="of:=INDEX([konyvek.$A$2:.$A$113];RAND()*110+2)" table:style-name="ce1">
            <text:p>J45</text:p>
          </table:table-cell>
          <table:table-cell office:value-type="float" office:value="43" table:formula="of:=INT(RAND()*66+1)" table:style-name="ce1">
            <text:p>43</text:p>
          </table:table-cell>
          <table:table-cell office:value-type="date" office:date-value="2020-04-02T05:21:11" table:formula="of:=TODAY()-RAND()*45" table:style-name="ce10">
            <text:p>2020.04.0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27" table:formula="of:=INDEX([konyvek.$A$2:.$A$113];RAND()*110+2)" table:style-name="ce1">
            <text:p>M27</text:p>
          </table:table-cell>
          <table:table-cell office:value-type="float" office:value="26" table:formula="of:=INT(RAND()*66+1)" table:style-name="ce1">
            <text:p>26</text:p>
          </table:table-cell>
          <table:table-cell office:value-type="date" office:date-value="2020-04-15T20:54:11" table:formula="of:=TODAY()-RAND()*45" table:style-name="ce10">
            <text:p>2020.04.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28" table:formula="of:=INDEX([konyvek.$A$2:.$A$113];RAND()*110+2)" table:style-name="ce1">
            <text:p>T28</text:p>
          </table:table-cell>
          <table:table-cell office:value-type="float" office:value="8" table:formula="of:=INT(RAND()*66+1)" table:style-name="ce1">
            <text:p>8</text:p>
          </table:table-cell>
          <table:table-cell office:value-type="date" office:date-value="2020-03-15T22:41:27" table:formula="of:=TODAY()-RAND()*45" table:style-name="ce10">
            <text:p>2020.03.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51" table:formula="of:=INDEX([konyvek.$A$2:.$A$113];RAND()*110+2)" table:style-name="ce1">
            <text:p>T51</text:p>
          </table:table-cell>
          <table:table-cell office:value-type="float" office:value="34" table:formula="of:=INT(RAND()*66+1)" table:style-name="ce1">
            <text:p>34</text:p>
          </table:table-cell>
          <table:table-cell office:value-type="date" office:date-value="2020-03-12T13:46:36" table:formula="of:=TODAY()-RAND()*45" table:style-name="ce10">
            <text:p>2020.03.1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M10" table:formula="of:=INDEX([konyvek.$A$2:.$A$113];RAND()*110+2)" table:style-name="ce1">
            <text:p>M10</text:p>
          </table:table-cell>
          <table:table-cell office:value-type="float" office:value="38" table:formula="of:=INT(RAND()*66+1)" table:style-name="ce1">
            <text:p>38</text:p>
          </table:table-cell>
          <table:table-cell office:value-type="date" office:date-value="2020-04-19T08:39:18" table:formula="of:=TODAY()-RAND()*45" table:style-name="ce10">
            <text:p>2020.04.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59" table:formula="of:=INDEX([konyvek.$A$2:.$A$113];RAND()*110+2)" table:style-name="ce1">
            <text:p>T59</text:p>
          </table:table-cell>
          <table:table-cell office:value-type="float" office:value="45" table:formula="of:=INT(RAND()*66+1)" table:style-name="ce1">
            <text:p>45</text:p>
          </table:table-cell>
          <table:table-cell office:value-type="date" office:date-value="2020-03-20T19:54:04" table:formula="of:=TODAY()-RAND()*45" table:style-name="ce10">
            <text:p>2020.03.2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S24B" table:formula="of:=INDEX([konyvek.$A$2:.$A$113];RAND()*110+2)" table:style-name="ce1">
            <text:p>S24B</text:p>
          </table:table-cell>
          <table:table-cell office:value-type="float" office:value="51" table:formula="of:=INT(RAND()*66+1)" table:style-name="ce1">
            <text:p>51</text:p>
          </table:table-cell>
          <table:table-cell office:value-type="date" office:date-value="2020-04-13T11:10:04" table:formula="of:=TODAY()-RAND()*45" table:style-name="ce10">
            <text:p>2020.04.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43" table:formula="of:=INDEX([konyvek.$A$2:.$A$113];RAND()*110+2)" table:style-name="ce1">
            <text:p>J43</text:p>
          </table:table-cell>
          <table:table-cell office:value-type="float" office:value="35" table:formula="of:=INT(RAND()*66+1)" table:style-name="ce1">
            <text:p>35</text:p>
          </table:table-cell>
          <table:table-cell office:value-type="date" office:date-value="2020-03-29T13:36:15" table:formula="of:=TODAY()-RAND()*45" table:style-name="ce10">
            <text:p>2020.03.2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K07J" table:formula="of:=INDEX([konyvek.$A$2:.$A$113];RAND()*110+2)" table:style-name="ce1">
            <text:p>K07J</text:p>
          </table:table-cell>
          <table:table-cell office:value-type="float" office:value="58" table:formula="of:=INT(RAND()*66+1)" table:style-name="ce1">
            <text:p>58</text:p>
          </table:table-cell>
          <table:table-cell office:value-type="date" office:date-value="2020-03-11T02:13:07" table:formula="of:=TODAY()-RAND()*45" table:style-name="ce10">
            <text:p>2020.03.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18" table:formula="of:=INDEX([konyvek.$A$2:.$A$113];RAND()*110+2)" table:style-name="ce1">
            <text:p>M18</text:p>
          </table:table-cell>
          <table:table-cell office:value-type="float" office:value="38" table:formula="of:=INT(RAND()*66+1)" table:style-name="ce1">
            <text:p>38</text:p>
          </table:table-cell>
          <table:table-cell office:value-type="date" office:date-value="2020-03-20T12:30:59" table:formula="of:=TODAY()-RAND()*45" table:style-name="ce10">
            <text:p>2020.03.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51" table:formula="of:=INDEX([konyvek.$A$2:.$A$113];RAND()*110+2)" table:style-name="ce1">
            <text:p>T51</text:p>
          </table:table-cell>
          <table:table-cell office:value-type="float" office:value="32" table:formula="of:=INT(RAND()*66+1)" table:style-name="ce1">
            <text:p>32</text:p>
          </table:table-cell>
          <table:table-cell office:value-type="date" office:date-value="2020-04-24T09:50:16" table:formula="of:=TODAY()-RAND()*45" table:style-name="ce10">
            <text:p>2020.04.2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16" table:formula="of:=INDEX([konyvek.$A$2:.$A$113];RAND()*110+2)" table:style-name="ce1">
            <text:p>J16</text:p>
          </table:table-cell>
          <table:table-cell office:value-type="float" office:value="64" table:formula="of:=INT(RAND()*66+1)" table:style-name="ce1">
            <text:p>64</text:p>
          </table:table-cell>
          <table:table-cell office:value-type="date" office:date-value="2020-03-16T05:22:40" table:formula="of:=TODAY()-RAND()*45" table:style-name="ce10">
            <text:p>2020.03.1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45" table:formula="of:=INDEX([konyvek.$A$2:.$A$113];RAND()*110+2)" table:style-name="ce1">
            <text:p>T45</text:p>
          </table:table-cell>
          <table:table-cell office:value-type="float" office:value="43" table:formula="of:=INT(RAND()*66+1)" table:style-name="ce1">
            <text:p>43</text:p>
          </table:table-cell>
          <table:table-cell office:value-type="date" office:date-value="2020-03-31T16:04:09" table:formula="of:=TODAY()-RAND()*45" table:style-name="ce10">
            <text:p>2020.03.3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K40" table:formula="of:=INDEX([konyvek.$A$2:.$A$113];RAND()*110+2)" table:style-name="ce1">
            <text:p>K40</text:p>
          </table:table-cell>
          <table:table-cell office:value-type="float" office:value="15" table:formula="of:=INT(RAND()*66+1)" table:style-name="ce1">
            <text:p>15</text:p>
          </table:table-cell>
          <table:table-cell office:value-type="date" office:date-value="2020-04-09T06:49:04" table:formula="of:=TODAY()-RAND()*45" table:style-name="ce10">
            <text:p>2020.04.0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42" table:formula="of:=INDEX([konyvek.$A$2:.$A$113];RAND()*110+2)" table:style-name="ce1">
            <text:p>J42</text:p>
          </table:table-cell>
          <table:table-cell office:value-type="float" office:value="19" table:formula="of:=INT(RAND()*66+1)" table:style-name="ce1">
            <text:p>19</text:p>
          </table:table-cell>
          <table:table-cell office:value-type="date" office:date-value="2020-04-02T13:41:44" table:formula="of:=TODAY()-RAND()*45" table:style-name="ce10">
            <text:p>2020.04.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14C" table:formula="of:=INDEX([konyvek.$A$2:.$A$113];RAND()*110+2)" table:style-name="ce1">
            <text:p>T14C</text:p>
          </table:table-cell>
          <table:table-cell office:value-type="float" office:value="60" table:formula="of:=INT(RAND()*66+1)" table:style-name="ce1">
            <text:p>60</text:p>
          </table:table-cell>
          <table:table-cell office:value-type="date" office:date-value="2020-04-10T19:42:24" table:formula="of:=TODAY()-RAND()*45" table:style-name="ce10">
            <text:p>2020.04.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27" table:formula="of:=INDEX([konyvek.$A$2:.$A$113];RAND()*110+2)" table:style-name="ce1">
            <text:p>J27</text:p>
          </table:table-cell>
          <table:table-cell office:value-type="float" office:value="55" table:formula="of:=INT(RAND()*66+1)" table:style-name="ce1">
            <text:p>55</text:p>
          </table:table-cell>
          <table:table-cell office:value-type="date" office:date-value="2020-03-14T01:52:21" table:formula="of:=TODAY()-RAND()*45" table:style-name="ce10">
            <text:p>2020.03.1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T11C" table:formula="of:=INDEX([konyvek.$A$2:.$A$113];RAND()*110+2)" table:style-name="ce1">
            <text:p>T11C</text:p>
          </table:table-cell>
          <table:table-cell office:value-type="float" office:value="37" table:formula="of:=INT(RAND()*66+1)" table:style-name="ce1">
            <text:p>37</text:p>
          </table:table-cell>
          <table:table-cell office:value-type="date" office:date-value="2020-04-09T06:45:28" table:formula="of:=TODAY()-RAND()*45" table:style-name="ce10">
            <text:p>2020.04.0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T36" table:formula="of:=INDEX([konyvek.$A$2:.$A$113];RAND()*110+2)" table:style-name="ce1">
            <text:p>T36</text:p>
          </table:table-cell>
          <table:table-cell office:value-type="float" office:value="21" table:formula="of:=INT(RAND()*66+1)" table:style-name="ce1">
            <text:p>21</text:p>
          </table:table-cell>
          <table:table-cell office:value-type="date" office:date-value="2020-03-26T04:38:31" table:formula="of:=TODAY()-RAND()*45" table:style-name="ce10">
            <text:p>2020.03.2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K10B" table:formula="of:=INDEX([konyvek.$A$2:.$A$113];RAND()*110+2)" table:style-name="ce1">
            <text:p>K10B</text:p>
          </table:table-cell>
          <table:table-cell office:value-type="float" office:value="42" table:formula="of:=INT(RAND()*66+1)" table:style-name="ce1">
            <text:p>42</text:p>
          </table:table-cell>
          <table:table-cell office:value-type="date" office:date-value="2020-04-06T09:31:04" table:formula="of:=TODAY()-RAND()*45" table:style-name="ce10">
            <text:p>2020.04.0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64" table:formula="of:=INDEX([konyvek.$A$2:.$A$113];RAND()*110+2)" table:style-name="ce1">
            <text:p>T64</text:p>
          </table:table-cell>
          <table:table-cell office:value-type="float" office:value="19" table:formula="of:=INT(RAND()*66+1)" table:style-name="ce1">
            <text:p>19</text:p>
          </table:table-cell>
          <table:table-cell office:value-type="date" office:date-value="2020-04-15T11:46:43" table:formula="of:=TODAY()-RAND()*45" table:style-name="ce10">
            <text:p>2020.04.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37" table:formula="of:=INDEX([konyvek.$A$2:.$A$113];RAND()*110+2)" table:style-name="ce1">
            <text:p>J37</text:p>
          </table:table-cell>
          <table:table-cell office:value-type="float" office:value="41" table:formula="of:=INT(RAND()*66+1)" table:style-name="ce1">
            <text:p>41</text:p>
          </table:table-cell>
          <table:table-cell office:value-type="date" office:date-value="2020-04-16T14:08:03" table:formula="of:=TODAY()-RAND()*45" table:style-name="ce10">
            <text:p>2020.04.1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45" table:formula="of:=INDEX([konyvek.$A$2:.$A$113];RAND()*110+2)" table:style-name="ce1">
            <text:p>T45</text:p>
          </table:table-cell>
          <table:table-cell office:value-type="float" office:value="13" table:formula="of:=INT(RAND()*66+1)" table:style-name="ce1">
            <text:p>13</text:p>
          </table:table-cell>
          <table:table-cell office:value-type="date" office:date-value="2020-04-09T07:48:06" table:formula="of:=TODAY()-RAND()*45" table:style-name="ce10">
            <text:p>2020.04.0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11C" table:formula="of:=INDEX([konyvek.$A$2:.$A$113];RAND()*110+2)" table:style-name="ce1">
            <text:p>T11C</text:p>
          </table:table-cell>
          <table:table-cell office:value-type="float" office:value="65" table:formula="of:=INT(RAND()*66+1)" table:style-name="ce1">
            <text:p>65</text:p>
          </table:table-cell>
          <table:table-cell office:value-type="date" office:date-value="2020-03-14T06:52:55" table:formula="of:=TODAY()-RAND()*45" table:style-name="ce10">
            <text:p>2020.03.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14C" table:formula="of:=INDEX([konyvek.$A$2:.$A$113];RAND()*110+2)" table:style-name="ce1">
            <text:p>T14C</text:p>
          </table:table-cell>
          <table:table-cell office:value-type="float" office:value="21" table:formula="of:=INT(RAND()*66+1)" table:style-name="ce1">
            <text:p>21</text:p>
          </table:table-cell>
          <table:table-cell office:value-type="date" office:date-value="2020-03-26T19:50:15" table:formula="of:=TODAY()-RAND()*45" table:style-name="ce10">
            <text:p>2020.03.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UK02" table:formula="of:=INDEX([konyvek.$A$2:.$A$113];RAND()*110+2)" table:style-name="ce1">
            <text:p>UK02</text:p>
          </table:table-cell>
          <table:table-cell office:value-type="float" office:value="25" table:formula="of:=INT(RAND()*66+1)" table:style-name="ce1">
            <text:p>25</text:p>
          </table:table-cell>
          <table:table-cell office:value-type="date" office:date-value="2020-03-19T14:15:43" table:formula="of:=TODAY()-RAND()*45" table:style-name="ce10">
            <text:p>2020.03.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58" table:formula="of:=INDEX([konyvek.$A$2:.$A$113];RAND()*110+2)" table:style-name="ce1">
            <text:p>T58</text:p>
          </table:table-cell>
          <table:table-cell office:value-type="float" office:value="18" table:formula="of:=INT(RAND()*66+1)" table:style-name="ce1">
            <text:p>18</text:p>
          </table:table-cell>
          <table:table-cell office:value-type="date" office:date-value="2020-04-13T02:57:52" table:formula="of:=TODAY()-RAND()*45" table:style-name="ce10">
            <text:p>2020.04.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86" table:formula="of:=INDEX([konyvek.$A$2:.$A$113];RAND()*110+2)" table:style-name="ce1">
            <text:p>A86</text:p>
          </table:table-cell>
          <table:table-cell office:value-type="float" office:value="66" table:formula="of:=INT(RAND()*66+1)" table:style-name="ce1">
            <text:p>66</text:p>
          </table:table-cell>
          <table:table-cell office:value-type="date" office:date-value="2020-04-05T05:00:46" table:formula="of:=TODAY()-RAND()*45" table:style-name="ce10">
            <text:p>2020.04.0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K33B" table:formula="of:=INDEX([konyvek.$A$2:.$A$113];RAND()*110+2)" table:style-name="ce1">
            <text:p>K33B</text:p>
          </table:table-cell>
          <table:table-cell office:value-type="float" office:value="57" table:formula="of:=INT(RAND()*66+1)" table:style-name="ce1">
            <text:p>57</text:p>
          </table:table-cell>
          <table:table-cell office:value-type="date" office:date-value="2020-03-13T09:55:47" table:formula="of:=TODAY()-RAND()*45" table:style-name="ce10">
            <text:p>2020.03.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67" table:formula="of:=INDEX([konyvek.$A$2:.$A$113];RAND()*110+2)" table:style-name="ce1">
            <text:p>T67</text:p>
          </table:table-cell>
          <table:table-cell office:value-type="float" office:value="27" table:formula="of:=INT(RAND()*66+1)" table:style-name="ce1">
            <text:p>27</text:p>
          </table:table-cell>
          <table:table-cell office:value-type="date" office:date-value="2020-04-11T03:39:38" table:formula="of:=TODAY()-RAND()*45" table:style-name="ce10">
            <text:p>2020.04.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M21" table:formula="of:=INDEX([konyvek.$A$2:.$A$113];RAND()*110+2)" table:style-name="ce1">
            <text:p>M21</text:p>
          </table:table-cell>
          <table:table-cell office:value-type="float" office:value="7" table:formula="of:=INT(RAND()*66+1)" table:style-name="ce1">
            <text:p>7</text:p>
          </table:table-cell>
          <table:table-cell office:value-type="date" office:date-value="2020-04-18T22:07:27" table:formula="of:=TODAY()-RAND()*45" table:style-name="ce10">
            <text:p>2020.04.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44" table:formula="of:=INDEX([konyvek.$A$2:.$A$113];RAND()*110+2)" table:style-name="ce1">
            <text:p>J44</text:p>
          </table:table-cell>
          <table:table-cell office:value-type="float" office:value="9" table:formula="of:=INT(RAND()*66+1)" table:style-name="ce1">
            <text:p>9</text:p>
          </table:table-cell>
          <table:table-cell office:value-type="date" office:date-value="2020-04-12T09:11:12" table:formula="of:=TODAY()-RAND()*45" table:style-name="ce10">
            <text:p>2020.04.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28" table:formula="of:=INDEX([konyvek.$A$2:.$A$113];RAND()*110+2)" table:style-name="ce1">
            <text:p>M28</text:p>
          </table:table-cell>
          <table:table-cell office:value-type="float" office:value="22" table:formula="of:=INT(RAND()*66+1)" table:style-name="ce1">
            <text:p>22</text:p>
          </table:table-cell>
          <table:table-cell office:value-type="date" office:date-value="2020-04-07T02:48:49" table:formula="of:=TODAY()-RAND()*45" table:style-name="ce10">
            <text:p>2020.04.0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UK06" table:formula="of:=INDEX([konyvek.$A$2:.$A$113];RAND()*110+2)" table:style-name="ce1">
            <text:p>UK06</text:p>
          </table:table-cell>
          <table:table-cell office:value-type="float" office:value="63" table:formula="of:=INT(RAND()*66+1)" table:style-name="ce1">
            <text:p>63</text:p>
          </table:table-cell>
          <table:table-cell office:value-type="date" office:date-value="2020-04-10T09:59:47" table:formula="of:=TODAY()-RAND()*45" table:style-name="ce10">
            <text:p>2020.04.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31" table:formula="of:=INDEX([konyvek.$A$2:.$A$113];RAND()*110+2)" table:style-name="ce1">
            <text:p>J31</text:p>
          </table:table-cell>
          <table:table-cell office:value-type="float" office:value="10" table:formula="of:=INT(RAND()*66+1)" table:style-name="ce1">
            <text:p>10</text:p>
          </table:table-cell>
          <table:table-cell office:value-type="date" office:date-value="2020-03-14T17:52:49" table:formula="of:=TODAY()-RAND()*45" table:style-name="ce10">
            <text:p>2020.03.1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J34" table:formula="of:=INDEX([konyvek.$A$2:.$A$113];RAND()*110+2)" table:style-name="ce1">
            <text:p>J34</text:p>
          </table:table-cell>
          <table:table-cell office:value-type="float" office:value="17" table:formula="of:=INT(RAND()*66+1)" table:style-name="ce1">
            <text:p>17</text:p>
          </table:table-cell>
          <table:table-cell office:value-type="date" office:date-value="2020-04-03T01:18:12" table:formula="of:=TODAY()-RAND()*45" table:style-name="ce10">
            <text:p>2020.04.0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J37" table:formula="of:=INDEX([konyvek.$A$2:.$A$113];RAND()*110+2)" table:style-name="ce1">
            <text:p>J37</text:p>
          </table:table-cell>
          <table:table-cell office:value-type="float" office:value="50" table:formula="of:=INT(RAND()*66+1)" table:style-name="ce1">
            <text:p>50</text:p>
          </table:table-cell>
          <table:table-cell office:value-type="date" office:date-value="2020-04-15T14:44:58" table:formula="of:=TODAY()-RAND()*45" table:style-name="ce10">
            <text:p>2020.04.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34" table:formula="of:=INDEX([konyvek.$A$2:.$A$113];RAND()*110+2)" table:style-name="ce1">
            <text:p>J34</text:p>
          </table:table-cell>
          <table:table-cell office:value-type="float" office:value="13" table:formula="of:=INT(RAND()*66+1)" table:style-name="ce1">
            <text:p>13</text:p>
          </table:table-cell>
          <table:table-cell office:value-type="date" office:date-value="2020-03-22T05:00:17" table:formula="of:=TODAY()-RAND()*45" table:style-name="ce10">
            <text:p>2020.03.2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T59" table:formula="of:=INDEX([konyvek.$A$2:.$A$113];RAND()*110+2)" table:style-name="ce1">
            <text:p>T59</text:p>
          </table:table-cell>
          <table:table-cell office:value-type="float" office:value="66" table:formula="of:=INT(RAND()*66+1)" table:style-name="ce1">
            <text:p>66</text:p>
          </table:table-cell>
          <table:table-cell office:value-type="date" office:date-value="2020-03-12T23:31:46" table:formula="of:=TODAY()-RAND()*45" table:style-name="ce10">
            <text:p>2020.03.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K33B" table:formula="of:=INDEX([konyvek.$A$2:.$A$113];RAND()*110+2)" table:style-name="ce1">
            <text:p>K33B</text:p>
          </table:table-cell>
          <table:table-cell office:value-type="float" office:value="33" table:formula="of:=INT(RAND()*66+1)" table:style-name="ce1">
            <text:p>33</text:p>
          </table:table-cell>
          <table:table-cell office:value-type="date" office:date-value="2020-04-01T01:18:23" table:formula="of:=TODAY()-RAND()*45" table:style-name="ce10">
            <text:p>2020.04.0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S48" table:formula="of:=INDEX([konyvek.$A$2:.$A$113];RAND()*110+2)" table:style-name="ce1">
            <text:p>S48</text:p>
          </table:table-cell>
          <table:table-cell office:value-type="float" office:value="31" table:formula="of:=INT(RAND()*66+1)" table:style-name="ce1">
            <text:p>31</text:p>
          </table:table-cell>
          <table:table-cell office:value-type="date" office:date-value="2020-03-19T06:13:20" table:formula="of:=TODAY()-RAND()*45" table:style-name="ce10">
            <text:p>2020.03.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40" table:formula="of:=INDEX([konyvek.$A$2:.$A$113];RAND()*110+2)" table:style-name="ce1">
            <text:p>J40</text:p>
          </table:table-cell>
          <table:table-cell office:value-type="float" office:value="35" table:formula="of:=INT(RAND()*66+1)" table:style-name="ce1">
            <text:p>35</text:p>
          </table:table-cell>
          <table:table-cell office:value-type="date" office:date-value="2020-04-05T13:13:59" table:formula="of:=TODAY()-RAND()*45" table:style-name="ce10">
            <text:p>2020.04.0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UK07" table:formula="of:=INDEX([konyvek.$A$2:.$A$113];RAND()*110+2)" table:style-name="ce1">
            <text:p>UK07</text:p>
          </table:table-cell>
          <table:table-cell office:value-type="float" office:value="10" table:formula="of:=INT(RAND()*66+1)" table:style-name="ce1">
            <text:p>10</text:p>
          </table:table-cell>
          <table:table-cell office:value-type="date" office:date-value="2020-04-16T06:20:04" table:formula="of:=TODAY()-RAND()*45" table:style-name="ce10">
            <text:p>2020.04.1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S48" table:formula="of:=INDEX([konyvek.$A$2:.$A$113];RAND()*110+2)" table:style-name="ce1">
            <text:p>S48</text:p>
          </table:table-cell>
          <table:table-cell office:value-type="float" office:value="59" table:formula="of:=INT(RAND()*66+1)" table:style-name="ce1">
            <text:p>59</text:p>
          </table:table-cell>
          <table:table-cell office:value-type="date" office:date-value="2020-04-07T03:59:21" table:formula="of:=TODAY()-RAND()*45" table:style-name="ce10">
            <text:p>2020.04.0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611" table:formula="of:=INDEX([konyvek.$A$2:.$A$113];RAND()*110+2)" table:style-name="ce1">
            <text:p>A611</text:p>
          </table:table-cell>
          <table:table-cell office:value-type="float" office:value="51" table:formula="of:=INT(RAND()*66+1)" table:style-name="ce1">
            <text:p>51</text:p>
          </table:table-cell>
          <table:table-cell office:value-type="date" office:date-value="2020-04-22T10:51:13" table:formula="of:=TODAY()-RAND()*45" table:style-name="ce10">
            <text:p>2020.04.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35" table:formula="of:=INDEX([konyvek.$A$2:.$A$113];RAND()*110+2)" table:style-name="ce1">
            <text:p>J35</text:p>
          </table:table-cell>
          <table:table-cell office:value-type="float" office:value="12" table:formula="of:=INT(RAND()*66+1)" table:style-name="ce1">
            <text:p>12</text:p>
          </table:table-cell>
          <table:table-cell office:value-type="date" office:date-value="2020-03-11T15:46:23" table:formula="of:=TODAY()-RAND()*45" table:style-name="ce10">
            <text:p>2020.03.1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T59" table:formula="of:=INDEX([konyvek.$A$2:.$A$113];RAND()*110+2)" table:style-name="ce1">
            <text:p>T59</text:p>
          </table:table-cell>
          <table:table-cell office:value-type="float" office:value="23" table:formula="of:=INT(RAND()*66+1)" table:style-name="ce1">
            <text:p>23</text:p>
          </table:table-cell>
          <table:table-cell office:value-type="date" office:date-value="2020-04-20T21:02:59" table:formula="of:=TODAY()-RAND()*45" table:style-name="ce10">
            <text:p>2020.04.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UK01" table:formula="of:=INDEX([konyvek.$A$2:.$A$113];RAND()*110+2)" table:style-name="ce1">
            <text:p>UK01</text:p>
          </table:table-cell>
          <table:table-cell office:value-type="float" office:value="47" table:formula="of:=INT(RAND()*66+1)" table:style-name="ce1">
            <text:p>47</text:p>
          </table:table-cell>
          <table:table-cell office:value-type="date" office:date-value="2020-03-12T07:29:53" table:formula="of:=TODAY()-RAND()*45" table:style-name="ce10">
            <text:p>2020.03.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J20" table:formula="of:=INDEX([konyvek.$A$2:.$A$113];RAND()*110+2)" table:style-name="ce1">
            <text:p>J20</text:p>
          </table:table-cell>
          <table:table-cell office:value-type="float" office:value="36" table:formula="of:=INT(RAND()*66+1)" table:style-name="ce1">
            <text:p>36</text:p>
          </table:table-cell>
          <table:table-cell office:value-type="date" office:date-value="2020-03-17T00:52:10" table:formula="of:=TODAY()-RAND()*45" table:style-name="ce10">
            <text:p>2020.03.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UK07" table:formula="of:=INDEX([konyvek.$A$2:.$A$113];RAND()*110+2)" table:style-name="ce1">
            <text:p>UK07</text:p>
          </table:table-cell>
          <table:table-cell office:value-type="float" office:value="14" table:formula="of:=INT(RAND()*66+1)" table:style-name="ce1">
            <text:p>14</text:p>
          </table:table-cell>
          <table:table-cell office:value-type="date" office:date-value="2020-04-02T13:17:23" table:formula="of:=TODAY()-RAND()*45" table:style-name="ce10">
            <text:p>2020.04.0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23A" table:formula="of:=INDEX([konyvek.$A$2:.$A$113];RAND()*110+2)" table:style-name="ce1">
            <text:p>T23A</text:p>
          </table:table-cell>
          <table:table-cell office:value-type="float" office:value="30" table:formula="of:=INT(RAND()*66+1)" table:style-name="ce1">
            <text:p>30</text:p>
          </table:table-cell>
          <table:table-cell office:value-type="date" office:date-value="2020-04-23T22:20:58" table:formula="of:=TODAY()-RAND()*45" table:style-name="ce10">
            <text:p>2020.04.2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UK08" table:formula="of:=INDEX([konyvek.$A$2:.$A$113];RAND()*110+2)" table:style-name="ce1">
            <text:p>UK08</text:p>
          </table:table-cell>
          <table:table-cell office:value-type="float" office:value="41" table:formula="of:=INT(RAND()*66+1)" table:style-name="ce1">
            <text:p>41</text:p>
          </table:table-cell>
          <table:table-cell office:value-type="date" office:date-value="2020-04-11T17:26:01" table:formula="of:=TODAY()-RAND()*45" table:style-name="ce10">
            <text:p>2020.04.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26" table:formula="of:=INDEX([konyvek.$A$2:.$A$113];RAND()*110+2)" table:style-name="ce1">
            <text:p>J26</text:p>
          </table:table-cell>
          <table:table-cell office:value-type="float" office:value="41" table:formula="of:=INT(RAND()*66+1)" table:style-name="ce1">
            <text:p>41</text:p>
          </table:table-cell>
          <table:table-cell office:value-type="date" office:date-value="2020-03-17T15:46:38" table:formula="of:=TODAY()-RAND()*45" table:style-name="ce10">
            <text:p>2020.03.1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A611" table:formula="of:=INDEX([konyvek.$A$2:.$A$113];RAND()*110+2)" table:style-name="ce1">
            <text:p>A611</text:p>
          </table:table-cell>
          <table:table-cell office:value-type="float" office:value="9" table:formula="of:=INT(RAND()*66+1)" table:style-name="ce1">
            <text:p>9</text:p>
          </table:table-cell>
          <table:table-cell office:value-type="date" office:date-value="2020-04-10T02:58:25" table:formula="of:=TODAY()-RAND()*45" table:style-name="ce10">
            <text:p>2020.04.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A52B" table:formula="of:=INDEX([konyvek.$A$2:.$A$113];RAND()*110+2)" table:style-name="ce1">
            <text:p>A52B</text:p>
          </table:table-cell>
          <table:table-cell office:value-type="float" office:value="12" table:formula="of:=INT(RAND()*66+1)" table:style-name="ce1">
            <text:p>12</text:p>
          </table:table-cell>
          <table:table-cell office:value-type="date" office:date-value="2020-04-15T22:30:13" table:formula="of:=TODAY()-RAND()*45" table:style-name="ce10">
            <text:p>2020.04.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31" table:formula="of:=INDEX([konyvek.$A$2:.$A$113];RAND()*110+2)" table:style-name="ce1">
            <text:p>M31</text:p>
          </table:table-cell>
          <table:table-cell office:value-type="float" office:value="21" table:formula="of:=INT(RAND()*66+1)" table:style-name="ce1">
            <text:p>21</text:p>
          </table:table-cell>
          <table:table-cell office:value-type="date" office:date-value="2020-04-19T09:52:06" table:formula="of:=TODAY()-RAND()*45" table:style-name="ce10">
            <text:p>2020.04.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78B" table:formula="of:=INDEX([konyvek.$A$2:.$A$113];RAND()*110+2)" table:style-name="ce1">
            <text:p>A78B</text:p>
          </table:table-cell>
          <table:table-cell office:value-type="float" office:value="42" table:formula="of:=INT(RAND()*66+1)" table:style-name="ce1">
            <text:p>42</text:p>
          </table:table-cell>
          <table:table-cell office:value-type="date" office:date-value="2020-04-08T04:39:40" table:formula="of:=TODAY()-RAND()*45" table:style-name="ce10">
            <text:p>2020.04.0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UK02" table:formula="of:=INDEX([konyvek.$A$2:.$A$113];RAND()*110+2)" table:style-name="ce1">
            <text:p>UK02</text:p>
          </table:table-cell>
          <table:table-cell office:value-type="float" office:value="9" table:formula="of:=INT(RAND()*66+1)" table:style-name="ce1">
            <text:p>9</text:p>
          </table:table-cell>
          <table:table-cell office:value-type="date" office:date-value="2020-04-05T17:13:09" table:formula="of:=TODAY()-RAND()*45" table:style-name="ce10">
            <text:p>2020.04.0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31" table:formula="of:=INDEX([konyvek.$A$2:.$A$113];RAND()*110+2)" table:style-name="ce1">
            <text:p>J31</text:p>
          </table:table-cell>
          <table:table-cell office:value-type="float" office:value="27" table:formula="of:=INT(RAND()*66+1)" table:style-name="ce1">
            <text:p>27</text:p>
          </table:table-cell>
          <table:table-cell office:value-type="date" office:date-value="2020-04-12T11:12:24" table:formula="of:=TODAY()-RAND()*45" table:style-name="ce10">
            <text:p>2020.04.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M23" table:formula="of:=INDEX([konyvek.$A$2:.$A$113];RAND()*110+2)" table:style-name="ce1">
            <text:p>M23</text:p>
          </table:table-cell>
          <table:table-cell office:value-type="float" office:value="2" table:formula="of:=INT(RAND()*66+1)" table:style-name="ce1">
            <text:p>2</text:p>
          </table:table-cell>
          <table:table-cell office:value-type="date" office:date-value="2020-03-20T03:26:11" table:formula="of:=TODAY()-RAND()*45" table:style-name="ce10">
            <text:p>2020.03.2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25B" table:formula="of:=INDEX([konyvek.$A$2:.$A$113];RAND()*110+2)" table:style-name="ce1">
            <text:p>T25B</text:p>
          </table:table-cell>
          <table:table-cell office:value-type="float" office:value="33" table:formula="of:=INT(RAND()*66+1)" table:style-name="ce1">
            <text:p>33</text:p>
          </table:table-cell>
          <table:table-cell office:value-type="date" office:date-value="2020-04-11T08:14:53" table:formula="of:=TODAY()-RAND()*45" table:style-name="ce10">
            <text:p>2020.04.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28" table:formula="of:=INDEX([konyvek.$A$2:.$A$113];RAND()*110+2)" table:style-name="ce1">
            <text:p>M28</text:p>
          </table:table-cell>
          <table:table-cell office:value-type="float" office:value="47" table:formula="of:=INT(RAND()*66+1)" table:style-name="ce1">
            <text:p>47</text:p>
          </table:table-cell>
          <table:table-cell office:value-type="date" office:date-value="2020-04-13T13:36:08" table:formula="of:=TODAY()-RAND()*45" table:style-name="ce10">
            <text:p>2020.04.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UK09" table:formula="of:=INDEX([konyvek.$A$2:.$A$113];RAND()*110+2)" table:style-name="ce1">
            <text:p>UK09</text:p>
          </table:table-cell>
          <table:table-cell office:value-type="float" office:value="21" table:formula="of:=INT(RAND()*66+1)" table:style-name="ce1">
            <text:p>21</text:p>
          </table:table-cell>
          <table:table-cell office:value-type="date" office:date-value="2020-03-13T19:47:28" table:formula="of:=TODAY()-RAND()*45" table:style-name="ce10">
            <text:p>2020.03.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45" table:formula="of:=INDEX([konyvek.$A$2:.$A$113];RAND()*110+2)" table:style-name="ce1">
            <text:p>J45</text:p>
          </table:table-cell>
          <table:table-cell office:value-type="float" office:value="53" table:formula="of:=INT(RAND()*66+1)" table:style-name="ce1">
            <text:p>53</text:p>
          </table:table-cell>
          <table:table-cell office:value-type="date" office:date-value="2020-03-28T18:53:57" table:formula="of:=TODAY()-RAND()*45" table:style-name="ce10">
            <text:p>2020.03.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34" table:formula="of:=INDEX([konyvek.$A$2:.$A$113];RAND()*110+2)" table:style-name="ce1">
            <text:p>J34</text:p>
          </table:table-cell>
          <table:table-cell office:value-type="float" office:value="60" table:formula="of:=INT(RAND()*66+1)" table:style-name="ce1">
            <text:p>60</text:p>
          </table:table-cell>
          <table:table-cell office:value-type="date" office:date-value="2020-03-15T06:42:36" table:formula="of:=TODAY()-RAND()*45" table:style-name="ce10">
            <text:p>2020.03.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62" table:formula="of:=INDEX([konyvek.$A$2:.$A$113];RAND()*110+2)" table:style-name="ce1">
            <text:p>T62</text:p>
          </table:table-cell>
          <table:table-cell office:value-type="float" office:value="36" table:formula="of:=INT(RAND()*66+1)" table:style-name="ce1">
            <text:p>36</text:p>
          </table:table-cell>
          <table:table-cell office:value-type="date" office:date-value="2020-03-17T02:59:38" table:formula="of:=TODAY()-RAND()*45" table:style-name="ce10">
            <text:p>2020.03.1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27" table:formula="of:=INDEX([konyvek.$A$2:.$A$113];RAND()*110+2)" table:style-name="ce1">
            <text:p>J27</text:p>
          </table:table-cell>
          <table:table-cell office:value-type="float" office:value="64" table:formula="of:=INT(RAND()*66+1)" table:style-name="ce1">
            <text:p>64</text:p>
          </table:table-cell>
          <table:table-cell office:value-type="date" office:date-value="2020-04-05T17:22:49" table:formula="of:=TODAY()-RAND()*45" table:style-name="ce10">
            <text:p>2020.04.0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43" table:formula="of:=INDEX([konyvek.$A$2:.$A$113];RAND()*110+2)" table:style-name="ce1">
            <text:p>T43</text:p>
          </table:table-cell>
          <table:table-cell office:value-type="float" office:value="3" table:formula="of:=INT(RAND()*66+1)" table:style-name="ce1">
            <text:p>3</text:p>
          </table:table-cell>
          <table:table-cell office:value-type="date" office:date-value="2020-04-10T14:59:28" table:formula="of:=TODAY()-RAND()*45" table:style-name="ce10">
            <text:p>2020.04.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44" table:formula="of:=INDEX([konyvek.$A$2:.$A$113];RAND()*110+2)" table:style-name="ce1">
            <text:p>J44</text:p>
          </table:table-cell>
          <table:table-cell office:value-type="float" office:value="59" table:formula="of:=INT(RAND()*66+1)" table:style-name="ce1">
            <text:p>59</text:p>
          </table:table-cell>
          <table:table-cell office:value-type="date" office:date-value="2020-04-11T20:39:55" table:formula="of:=TODAY()-RAND()*45" table:style-name="ce10">
            <text:p>2020.04.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UK07" table:formula="of:=INDEX([konyvek.$A$2:.$A$113];RAND()*110+2)" table:style-name="ce1">
            <text:p>UK07</text:p>
          </table:table-cell>
          <table:table-cell office:value-type="float" office:value="2" table:formula="of:=INT(RAND()*66+1)" table:style-name="ce1">
            <text:p>2</text:p>
          </table:table-cell>
          <table:table-cell office:value-type="date" office:date-value="2020-03-23T19:43:56" table:formula="of:=TODAY()-RAND()*45" table:style-name="ce10">
            <text:p>2020.03.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413" table:formula="of:=INDEX([konyvek.$A$2:.$A$113];RAND()*110+2)" table:style-name="ce1">
            <text:p>A413</text:p>
          </table:table-cell>
          <table:table-cell office:value-type="float" office:value="15" table:formula="of:=INT(RAND()*66+1)" table:style-name="ce1">
            <text:p>15</text:p>
          </table:table-cell>
          <table:table-cell office:value-type="date" office:date-value="2020-04-17T14:48:04" table:formula="of:=TODAY()-RAND()*45" table:style-name="ce10">
            <text:p>2020.04.1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M31" table:formula="of:=INDEX([konyvek.$A$2:.$A$113];RAND()*110+2)" table:style-name="ce1">
            <text:p>M31</text:p>
          </table:table-cell>
          <table:table-cell office:value-type="float" office:value="36" table:formula="of:=INT(RAND()*66+1)" table:style-name="ce1">
            <text:p>36</text:p>
          </table:table-cell>
          <table:table-cell office:value-type="date" office:date-value="2020-04-20T23:21:53" table:formula="of:=TODAY()-RAND()*45" table:style-name="ce10">
            <text:p>2020.04.2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UK09" table:formula="of:=INDEX([konyvek.$A$2:.$A$113];RAND()*110+2)" table:style-name="ce1">
            <text:p>UK09</text:p>
          </table:table-cell>
          <table:table-cell office:value-type="float" office:value="59" table:formula="of:=INT(RAND()*66+1)" table:style-name="ce1">
            <text:p>59</text:p>
          </table:table-cell>
          <table:table-cell office:value-type="date" office:date-value="2020-04-13T00:02:07" table:formula="of:=TODAY()-RAND()*45" table:style-name="ce10">
            <text:p>2020.04.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31" table:formula="of:=INDEX([konyvek.$A$2:.$A$113];RAND()*110+2)" table:style-name="ce1">
            <text:p>J31</text:p>
          </table:table-cell>
          <table:table-cell office:value-type="float" office:value="60" table:formula="of:=INT(RAND()*66+1)" table:style-name="ce1">
            <text:p>60</text:p>
          </table:table-cell>
          <table:table-cell office:value-type="date" office:date-value="2020-03-13T19:50:57" table:formula="of:=TODAY()-RAND()*45" table:style-name="ce10">
            <text:p>2020.03.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51" table:formula="of:=INDEX([konyvek.$A$2:.$A$113];RAND()*110+2)" table:style-name="ce1">
            <text:p>T51</text:p>
          </table:table-cell>
          <table:table-cell office:value-type="float" office:value="43" table:formula="of:=INT(RAND()*66+1)" table:style-name="ce1">
            <text:p>43</text:p>
          </table:table-cell>
          <table:table-cell office:value-type="date" office:date-value="2020-03-20T20:29:32" table:formula="of:=TODAY()-RAND()*45" table:style-name="ce10">
            <text:p>2020.03.2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31" table:formula="of:=INDEX([konyvek.$A$2:.$A$113];RAND()*110+2)" table:style-name="ce1">
            <text:p>J31</text:p>
          </table:table-cell>
          <table:table-cell office:value-type="float" office:value="57" table:formula="of:=INT(RAND()*66+1)" table:style-name="ce1">
            <text:p>57</text:p>
          </table:table-cell>
          <table:table-cell office:value-type="date" office:date-value="2020-04-01T16:07:30" table:formula="of:=TODAY()-RAND()*45" table:style-name="ce10">
            <text:p>2020.04.0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S18B" table:formula="of:=INDEX([konyvek.$A$2:.$A$113];RAND()*110+2)" table:style-name="ce1">
            <text:p>S18B</text:p>
          </table:table-cell>
          <table:table-cell office:value-type="float" office:value="44" table:formula="of:=INT(RAND()*66+1)" table:style-name="ce1">
            <text:p>44</text:p>
          </table:table-cell>
          <table:table-cell office:value-type="date" office:date-value="2020-04-20T18:19:50" table:formula="of:=TODAY()-RAND()*45" table:style-name="ce10">
            <text:p>2020.04.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15" table:formula="of:=INDEX([konyvek.$A$2:.$A$113];RAND()*110+2)" table:style-name="ce1">
            <text:p>J15</text:p>
          </table:table-cell>
          <table:table-cell office:value-type="float" office:value="60" table:formula="of:=INT(RAND()*66+1)" table:style-name="ce1">
            <text:p>60</text:p>
          </table:table-cell>
          <table:table-cell office:value-type="date" office:date-value="2020-03-19T00:59:25" table:formula="of:=TODAY()-RAND()*45" table:style-name="ce10">
            <text:p>2020.03.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K41" table:formula="of:=INDEX([konyvek.$A$2:.$A$113];RAND()*110+2)" table:style-name="ce1">
            <text:p>K41</text:p>
          </table:table-cell>
          <table:table-cell office:value-type="float" office:value="65" table:formula="of:=INT(RAND()*66+1)" table:style-name="ce1">
            <text:p>65</text:p>
          </table:table-cell>
          <table:table-cell office:value-type="date" office:date-value="2020-03-27T02:07:55" table:formula="of:=TODAY()-RAND()*45" table:style-name="ce10">
            <text:p>2020.03.2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65" table:formula="of:=INDEX([konyvek.$A$2:.$A$113];RAND()*110+2)" table:style-name="ce1">
            <text:p>T65</text:p>
          </table:table-cell>
          <table:table-cell office:value-type="float" office:value="57" table:formula="of:=INT(RAND()*66+1)" table:style-name="ce1">
            <text:p>57</text:p>
          </table:table-cell>
          <table:table-cell office:value-type="date" office:date-value="2020-03-26T02:34:50" table:formula="of:=TODAY()-RAND()*45" table:style-name="ce10">
            <text:p>2020.03.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UK02" table:formula="of:=INDEX([konyvek.$A$2:.$A$113];RAND()*110+2)" table:style-name="ce1">
            <text:p>UK02</text:p>
          </table:table-cell>
          <table:table-cell office:value-type="float" office:value="65" table:formula="of:=INT(RAND()*66+1)" table:style-name="ce1">
            <text:p>65</text:p>
          </table:table-cell>
          <table:table-cell office:value-type="date" office:date-value="2020-03-26T16:52:07" table:formula="of:=TODAY()-RAND()*45" table:style-name="ce10">
            <text:p>2020.03.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A78B" table:formula="of:=INDEX([konyvek.$A$2:.$A$113];RAND()*110+2)" table:style-name="ce1">
            <text:p>A78B</text:p>
          </table:table-cell>
          <table:table-cell office:value-type="float" office:value="57" table:formula="of:=INT(RAND()*66+1)" table:style-name="ce1">
            <text:p>57</text:p>
          </table:table-cell>
          <table:table-cell office:value-type="date" office:date-value="2020-04-08T15:09:36" table:formula="of:=TODAY()-RAND()*45" table:style-name="ce10">
            <text:p>2020.04.0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K33B" table:formula="of:=INDEX([konyvek.$A$2:.$A$113];RAND()*110+2)" table:style-name="ce1">
            <text:p>K33B</text:p>
          </table:table-cell>
          <table:table-cell office:value-type="float" office:value="45" table:formula="of:=INT(RAND()*66+1)" table:style-name="ce1">
            <text:p>45</text:p>
          </table:table-cell>
          <table:table-cell office:value-type="date" office:date-value="2020-03-14T01:56:27" table:formula="of:=TODAY()-RAND()*45" table:style-name="ce10">
            <text:p>2020.03.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13C" table:formula="of:=INDEX([konyvek.$A$2:.$A$113];RAND()*110+2)" table:style-name="ce1">
            <text:p>T13C</text:p>
          </table:table-cell>
          <table:table-cell office:value-type="float" office:value="2" table:formula="of:=INT(RAND()*66+1)" table:style-name="ce1">
            <text:p>2</text:p>
          </table:table-cell>
          <table:table-cell office:value-type="date" office:date-value="2020-04-14T00:23:39" table:formula="of:=TODAY()-RAND()*45" table:style-name="ce10">
            <text:p>2020.04.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23A" table:formula="of:=INDEX([konyvek.$A$2:.$A$113];RAND()*110+2)" table:style-name="ce1">
            <text:p>T23A</text:p>
          </table:table-cell>
          <table:table-cell office:value-type="float" office:value="9" table:formula="of:=INT(RAND()*66+1)" table:style-name="ce1">
            <text:p>9</text:p>
          </table:table-cell>
          <table:table-cell office:value-type="date" office:date-value="2020-03-11T18:39:54" table:formula="of:=TODAY()-RAND()*45" table:style-name="ce10">
            <text:p>2020.03.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413" table:formula="of:=INDEX([konyvek.$A$2:.$A$113];RAND()*110+2)" table:style-name="ce1">
            <text:p>A413</text:p>
          </table:table-cell>
          <table:table-cell office:value-type="float" office:value="34" table:formula="of:=INT(RAND()*66+1)" table:style-name="ce1">
            <text:p>34</text:p>
          </table:table-cell>
          <table:table-cell office:value-type="date" office:date-value="2020-03-18T11:07:08" table:formula="of:=TODAY()-RAND()*45" table:style-name="ce10">
            <text:p>2020.03.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29" table:formula="of:=INDEX([konyvek.$A$2:.$A$113];RAND()*110+2)" table:style-name="ce1">
            <text:p>M29</text:p>
          </table:table-cell>
          <table:table-cell office:value-type="float" office:value="41" table:formula="of:=INT(RAND()*66+1)" table:style-name="ce1">
            <text:p>41</text:p>
          </table:table-cell>
          <table:table-cell office:value-type="date" office:date-value="2020-04-16T21:59:14" table:formula="of:=TODAY()-RAND()*45" table:style-name="ce10">
            <text:p>2020.04.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44" table:formula="of:=INDEX([konyvek.$A$2:.$A$113];RAND()*110+2)" table:style-name="ce1">
            <text:p>J44</text:p>
          </table:table-cell>
          <table:table-cell office:value-type="float" office:value="40" table:formula="of:=INT(RAND()*66+1)" table:style-name="ce1">
            <text:p>40</text:p>
          </table:table-cell>
          <table:table-cell office:value-type="date" office:date-value="2020-03-25T08:39:35" table:formula="of:=TODAY()-RAND()*45" table:style-name="ce10">
            <text:p>2020.03.2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M21" table:formula="of:=INDEX([konyvek.$A$2:.$A$113];RAND()*110+2)" table:style-name="ce1">
            <text:p>M21</text:p>
          </table:table-cell>
          <table:table-cell office:value-type="float" office:value="53" table:formula="of:=INT(RAND()*66+1)" table:style-name="ce1">
            <text:p>53</text:p>
          </table:table-cell>
          <table:table-cell office:value-type="date" office:date-value="2020-04-10T23:56:18" table:formula="of:=TODAY()-RAND()*45" table:style-name="ce10">
            <text:p>2020.04.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11C" table:formula="of:=INDEX([konyvek.$A$2:.$A$113];RAND()*110+2)" table:style-name="ce1">
            <text:p>T11C</text:p>
          </table:table-cell>
          <table:table-cell office:value-type="float" office:value="51" table:formula="of:=INT(RAND()*66+1)" table:style-name="ce1">
            <text:p>51</text:p>
          </table:table-cell>
          <table:table-cell office:value-type="date" office:date-value="2020-03-21T11:24:34" table:formula="of:=TODAY()-RAND()*45" table:style-name="ce10">
            <text:p>2020.03.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K03B" table:formula="of:=INDEX([konyvek.$A$2:.$A$113];RAND()*110+2)" table:style-name="ce1">
            <text:p>K03B</text:p>
          </table:table-cell>
          <table:table-cell office:value-type="float" office:value="64" table:formula="of:=INT(RAND()*66+1)" table:style-name="ce1">
            <text:p>64</text:p>
          </table:table-cell>
          <table:table-cell office:value-type="date" office:date-value="2020-04-11T16:01:12" table:formula="of:=TODAY()-RAND()*45" table:style-name="ce10">
            <text:p>2020.04.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UK01" table:formula="of:=INDEX([konyvek.$A$2:.$A$113];RAND()*110+2)" table:style-name="ce1">
            <text:p>UK01</text:p>
          </table:table-cell>
          <table:table-cell office:value-type="float" office:value="10" table:formula="of:=INT(RAND()*66+1)" table:style-name="ce1">
            <text:p>10</text:p>
          </table:table-cell>
          <table:table-cell office:value-type="date" office:date-value="2020-03-15T16:39:20" table:formula="of:=TODAY()-RAND()*45" table:style-name="ce10">
            <text:p>2020.03.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K33B" table:formula="of:=INDEX([konyvek.$A$2:.$A$113];RAND()*110+2)" table:style-name="ce1">
            <text:p>K33B</text:p>
          </table:table-cell>
          <table:table-cell office:value-type="float" office:value="20" table:formula="of:=INT(RAND()*66+1)" table:style-name="ce1">
            <text:p>20</text:p>
          </table:table-cell>
          <table:table-cell office:value-type="date" office:date-value="2020-04-15T10:24:15" table:formula="of:=TODAY()-RAND()*45" table:style-name="ce10">
            <text:p>2020.04.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43B" table:formula="of:=INDEX([konyvek.$A$2:.$A$113];RAND()*110+2)" table:style-name="ce1">
            <text:p>A43B</text:p>
          </table:table-cell>
          <table:table-cell office:value-type="float" office:value="33" table:formula="of:=INT(RAND()*66+1)" table:style-name="ce1">
            <text:p>33</text:p>
          </table:table-cell>
          <table:table-cell office:value-type="date" office:date-value="2020-04-09T12:28:42" table:formula="of:=TODAY()-RAND()*45" table:style-name="ce10">
            <text:p>2020.04.0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37" table:formula="of:=INDEX([konyvek.$A$2:.$A$113];RAND()*110+2)" table:style-name="ce1">
            <text:p>T37</text:p>
          </table:table-cell>
          <table:table-cell office:value-type="float" office:value="41" table:formula="of:=INT(RAND()*66+1)" table:style-name="ce1">
            <text:p>41</text:p>
          </table:table-cell>
          <table:table-cell office:value-type="date" office:date-value="2020-04-05T11:41:20" table:formula="of:=TODAY()-RAND()*45" table:style-name="ce10">
            <text:p>2020.04.0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B33" table:formula="of:=INDEX([konyvek.$A$2:.$A$113];RAND()*110+2)" table:style-name="ce1">
            <text:p>B33</text:p>
          </table:table-cell>
          <table:table-cell office:value-type="float" office:value="32" table:formula="of:=INT(RAND()*66+1)" table:style-name="ce1">
            <text:p>32</text:p>
          </table:table-cell>
          <table:table-cell office:value-type="date" office:date-value="2020-04-17T16:38:26" table:formula="of:=TODAY()-RAND()*45" table:style-name="ce10">
            <text:p>2020.04.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23A" table:formula="of:=INDEX([konyvek.$A$2:.$A$113];RAND()*110+2)" table:style-name="ce1">
            <text:p>T23A</text:p>
          </table:table-cell>
          <table:table-cell office:value-type="float" office:value="55" table:formula="of:=INT(RAND()*66+1)" table:style-name="ce1">
            <text:p>55</text:p>
          </table:table-cell>
          <table:table-cell office:value-type="date" office:date-value="2020-04-13T22:16:18" table:formula="of:=TODAY()-RAND()*45" table:style-name="ce10">
            <text:p>2020.04.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42" table:formula="of:=INDEX([konyvek.$A$2:.$A$113];RAND()*110+2)" table:style-name="ce1">
            <text:p>J42</text:p>
          </table:table-cell>
          <table:table-cell office:value-type="float" office:value="49" table:formula="of:=INT(RAND()*66+1)" table:style-name="ce1">
            <text:p>49</text:p>
          </table:table-cell>
          <table:table-cell office:value-type="date" office:date-value="2020-04-04T00:46:54" table:formula="of:=TODAY()-RAND()*45" table:style-name="ce10">
            <text:p>2020.04.0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31" table:formula="of:=INDEX([konyvek.$A$2:.$A$113];RAND()*110+2)" table:style-name="ce1">
            <text:p>J31</text:p>
          </table:table-cell>
          <table:table-cell office:value-type="float" office:value="9" table:formula="of:=INT(RAND()*66+1)" table:style-name="ce1">
            <text:p>9</text:p>
          </table:table-cell>
          <table:table-cell office:value-type="date" office:date-value="2020-04-18T08:16:59" table:formula="of:=TODAY()-RAND()*45" table:style-name="ce10">
            <text:p>2020.04.1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T49" table:formula="of:=INDEX([konyvek.$A$2:.$A$113];RAND()*110+2)" table:style-name="ce1">
            <text:p>T49</text:p>
          </table:table-cell>
          <table:table-cell office:value-type="float" office:value="1" table:formula="of:=INT(RAND()*66+1)" table:style-name="ce1">
            <text:p>1</text:p>
          </table:table-cell>
          <table:table-cell office:value-type="date" office:date-value="2020-04-08T08:42:07" table:formula="of:=TODAY()-RAND()*45" table:style-name="ce10">
            <text:p>2020.04.0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25B" table:formula="of:=INDEX([konyvek.$A$2:.$A$113];RAND()*110+2)" table:style-name="ce1">
            <text:p>T25B</text:p>
          </table:table-cell>
          <table:table-cell office:value-type="float" office:value="60" table:formula="of:=INT(RAND()*66+1)" table:style-name="ce1">
            <text:p>60</text:p>
          </table:table-cell>
          <table:table-cell office:value-type="date" office:date-value="2020-03-14T07:12:24" table:formula="of:=TODAY()-RAND()*45" table:style-name="ce10">
            <text:p>2020.03.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M20" table:formula="of:=INDEX([konyvek.$A$2:.$A$113];RAND()*110+2)" table:style-name="ce1">
            <text:p>M20</text:p>
          </table:table-cell>
          <table:table-cell office:value-type="float" office:value="48" table:formula="of:=INT(RAND()*66+1)" table:style-name="ce1">
            <text:p>48</text:p>
          </table:table-cell>
          <table:table-cell office:value-type="date" office:date-value="2020-04-22T19:51:01" table:formula="of:=TODAY()-RAND()*45" table:style-name="ce10">
            <text:p>2020.04.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K10B" table:formula="of:=INDEX([konyvek.$A$2:.$A$113];RAND()*110+2)" table:style-name="ce1">
            <text:p>K10B</text:p>
          </table:table-cell>
          <table:table-cell office:value-type="float" office:value="57" table:formula="of:=INT(RAND()*66+1)" table:style-name="ce1">
            <text:p>57</text:p>
          </table:table-cell>
          <table:table-cell office:value-type="date" office:date-value="2020-04-08T01:31:50" table:formula="of:=TODAY()-RAND()*45" table:style-name="ce10">
            <text:p>2020.04.0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A78B" table:formula="of:=INDEX([konyvek.$A$2:.$A$113];RAND()*110+2)" table:style-name="ce1">
            <text:p>A78B</text:p>
          </table:table-cell>
          <table:table-cell office:value-type="float" office:value="32" table:formula="of:=INT(RAND()*66+1)" table:style-name="ce1">
            <text:p>32</text:p>
          </table:table-cell>
          <table:table-cell office:value-type="date" office:date-value="2020-04-17T16:57:29" table:formula="of:=TODAY()-RAND()*45" table:style-name="ce10">
            <text:p>2020.04.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22" table:formula="of:=INDEX([konyvek.$A$2:.$A$113];RAND()*110+2)" table:style-name="ce1">
            <text:p>T22</text:p>
          </table:table-cell>
          <table:table-cell office:value-type="float" office:value="26" table:formula="of:=INT(RAND()*66+1)" table:style-name="ce1">
            <text:p>26</text:p>
          </table:table-cell>
          <table:table-cell office:value-type="date" office:date-value="2020-03-19T03:41:02" table:formula="of:=TODAY()-RAND()*45" table:style-name="ce10">
            <text:p>2020.03.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49" table:formula="of:=INDEX([konyvek.$A$2:.$A$113];RAND()*110+2)" table:style-name="ce1">
            <text:p>T49</text:p>
          </table:table-cell>
          <table:table-cell office:value-type="float" office:value="19" table:formula="of:=INT(RAND()*66+1)" table:style-name="ce1">
            <text:p>19</text:p>
          </table:table-cell>
          <table:table-cell office:value-type="date" office:date-value="2020-04-06T13:17:35" table:formula="of:=TODAY()-RAND()*45" table:style-name="ce10">
            <text:p>2020.04.0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J42" table:formula="of:=INDEX([konyvek.$A$2:.$A$113];RAND()*110+2)" table:style-name="ce1">
            <text:p>J42</text:p>
          </table:table-cell>
          <table:table-cell office:value-type="float" office:value="13" table:formula="of:=INT(RAND()*66+1)" table:style-name="ce1">
            <text:p>13</text:p>
          </table:table-cell>
          <table:table-cell office:value-type="date" office:date-value="2020-03-31T15:22:40" table:formula="of:=TODAY()-RAND()*45" table:style-name="ce10">
            <text:p>2020.03.3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28" table:formula="of:=INDEX([konyvek.$A$2:.$A$113];RAND()*110+2)" table:style-name="ce1">
            <text:p>T28</text:p>
          </table:table-cell>
          <table:table-cell office:value-type="float" office:value="10" table:formula="of:=INT(RAND()*66+1)" table:style-name="ce1">
            <text:p>10</text:p>
          </table:table-cell>
          <table:table-cell office:value-type="date" office:date-value="2020-03-27T21:54:18" table:formula="of:=TODAY()-RAND()*45" table:style-name="ce10">
            <text:p>2020.03.2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T22" table:formula="of:=INDEX([konyvek.$A$2:.$A$113];RAND()*110+2)" table:style-name="ce1">
            <text:p>T22</text:p>
          </table:table-cell>
          <table:table-cell office:value-type="float" office:value="50" table:formula="of:=INT(RAND()*66+1)" table:style-name="ce1">
            <text:p>50</text:p>
          </table:table-cell>
          <table:table-cell office:value-type="date" office:date-value="2020-03-24T18:32:27" table:formula="of:=TODAY()-RAND()*45" table:style-name="ce10">
            <text:p>2020.03.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20" table:formula="of:=INDEX([konyvek.$A$2:.$A$113];RAND()*110+2)" table:style-name="ce1">
            <text:p>M20</text:p>
          </table:table-cell>
          <table:table-cell office:value-type="float" office:value="66" table:formula="of:=INT(RAND()*66+1)" table:style-name="ce1">
            <text:p>66</text:p>
          </table:table-cell>
          <table:table-cell office:value-type="date" office:date-value="2020-03-21T15:41:52" table:formula="of:=TODAY()-RAND()*45" table:style-name="ce10">
            <text:p>2020.03.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413" table:formula="of:=INDEX([konyvek.$A$2:.$A$113];RAND()*110+2)" table:style-name="ce1">
            <text:p>A413</text:p>
          </table:table-cell>
          <table:table-cell office:value-type="float" office:value="3" table:formula="of:=INT(RAND()*66+1)" table:style-name="ce1">
            <text:p>3</text:p>
          </table:table-cell>
          <table:table-cell office:value-type="date" office:date-value="2020-04-11T05:01:26" table:formula="of:=TODAY()-RAND()*45" table:style-name="ce10">
            <text:p>2020.04.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04" table:formula="of:=INDEX([konyvek.$A$2:.$A$113];RAND()*110+2)" table:style-name="ce1">
            <text:p>M04</text:p>
          </table:table-cell>
          <table:table-cell office:value-type="float" office:value="10" table:formula="of:=INT(RAND()*66+1)" table:style-name="ce1">
            <text:p>10</text:p>
          </table:table-cell>
          <table:table-cell office:value-type="date" office:date-value="2020-04-16T13:54:20" table:formula="of:=TODAY()-RAND()*45" table:style-name="ce10">
            <text:p>2020.04.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31" table:formula="of:=INDEX([konyvek.$A$2:.$A$113];RAND()*110+2)" table:style-name="ce1">
            <text:p>T31</text:p>
          </table:table-cell>
          <table:table-cell office:value-type="float" office:value="54" table:formula="of:=INT(RAND()*66+1)" table:style-name="ce1">
            <text:p>54</text:p>
          </table:table-cell>
          <table:table-cell office:value-type="date" office:date-value="2020-03-21T23:44:34" table:formula="of:=TODAY()-RAND()*45" table:style-name="ce10">
            <text:p>2020.03.2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UK03" table:formula="of:=INDEX([konyvek.$A$2:.$A$113];RAND()*110+2)" table:style-name="ce1">
            <text:p>UK03</text:p>
          </table:table-cell>
          <table:table-cell office:value-type="float" office:value="41" table:formula="of:=INT(RAND()*66+1)" table:style-name="ce1">
            <text:p>41</text:p>
          </table:table-cell>
          <table:table-cell office:value-type="date" office:date-value="2020-03-13T06:06:54" table:formula="of:=TODAY()-RAND()*45" table:style-name="ce10">
            <text:p>2020.03.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62" table:formula="of:=INDEX([konyvek.$A$2:.$A$113];RAND()*110+2)" table:style-name="ce1">
            <text:p>T62</text:p>
          </table:table-cell>
          <table:table-cell office:value-type="float" office:value="14" table:formula="of:=INT(RAND()*66+1)" table:style-name="ce1">
            <text:p>14</text:p>
          </table:table-cell>
          <table:table-cell office:value-type="date" office:date-value="2020-04-04T08:09:37" table:formula="of:=TODAY()-RAND()*45" table:style-name="ce10">
            <text:p>2020.04.0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T13C" table:formula="of:=INDEX([konyvek.$A$2:.$A$113];RAND()*110+2)" table:style-name="ce1">
            <text:p>T13C</text:p>
          </table:table-cell>
          <table:table-cell office:value-type="float" office:value="12" table:formula="of:=INT(RAND()*66+1)" table:style-name="ce1">
            <text:p>12</text:p>
          </table:table-cell>
          <table:table-cell office:value-type="date" office:date-value="2020-03-24T19:31:08" table:formula="of:=TODAY()-RAND()*45" table:style-name="ce10">
            <text:p>2020.03.2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K40" table:formula="of:=INDEX([konyvek.$A$2:.$A$113];RAND()*110+2)" table:style-name="ce1">
            <text:p>K40</text:p>
          </table:table-cell>
          <table:table-cell office:value-type="float" office:value="3" table:formula="of:=INT(RAND()*66+1)" table:style-name="ce1">
            <text:p>3</text:p>
          </table:table-cell>
          <table:table-cell office:value-type="date" office:date-value="2020-04-06T03:54:56" table:formula="of:=TODAY()-RAND()*45" table:style-name="ce10">
            <text:p>2020.04.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52B" table:formula="of:=INDEX([konyvek.$A$2:.$A$113];RAND()*110+2)" table:style-name="ce1">
            <text:p>A52B</text:p>
          </table:table-cell>
          <table:table-cell office:value-type="float" office:value="14" table:formula="of:=INT(RAND()*66+1)" table:style-name="ce1">
            <text:p>14</text:p>
          </table:table-cell>
          <table:table-cell office:value-type="date" office:date-value="2020-03-24T22:54:02" table:formula="of:=TODAY()-RAND()*45" table:style-name="ce10">
            <text:p>2020.03.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J34" table:formula="of:=INDEX([konyvek.$A$2:.$A$113];RAND()*110+2)" table:style-name="ce1">
            <text:p>J34</text:p>
          </table:table-cell>
          <table:table-cell office:value-type="float" office:value="4" table:formula="of:=INT(RAND()*66+1)" table:style-name="ce1">
            <text:p>4</text:p>
          </table:table-cell>
          <table:table-cell office:value-type="date" office:date-value="2020-04-13T14:34:02" table:formula="of:=TODAY()-RAND()*45" table:style-name="ce10">
            <text:p>2020.04.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32" table:formula="of:=INDEX([konyvek.$A$2:.$A$113];RAND()*110+2)" table:style-name="ce1">
            <text:p>J32</text:p>
          </table:table-cell>
          <table:table-cell office:value-type="float" office:value="20" table:formula="of:=INT(RAND()*66+1)" table:style-name="ce1">
            <text:p>20</text:p>
          </table:table-cell>
          <table:table-cell office:value-type="date" office:date-value="2020-03-23T23:13:10" table:formula="of:=TODAY()-RAND()*45" table:style-name="ce10">
            <text:p>2020.03.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40" table:formula="of:=INDEX([konyvek.$A$2:.$A$113];RAND()*110+2)" table:style-name="ce1">
            <text:p>T40</text:p>
          </table:table-cell>
          <table:table-cell office:value-type="float" office:value="55" table:formula="of:=INT(RAND()*66+1)" table:style-name="ce1">
            <text:p>55</text:p>
          </table:table-cell>
          <table:table-cell office:value-type="date" office:date-value="2020-03-12T11:32:07" table:formula="of:=TODAY()-RAND()*45" table:style-name="ce10">
            <text:p>2020.03.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53B" table:formula="of:=INDEX([konyvek.$A$2:.$A$113];RAND()*110+2)" table:style-name="ce1">
            <text:p>A53B</text:p>
          </table:table-cell>
          <table:table-cell office:value-type="float" office:value="40" table:formula="of:=INT(RAND()*66+1)" table:style-name="ce1">
            <text:p>40</text:p>
          </table:table-cell>
          <table:table-cell office:value-type="date" office:date-value="2020-04-24T04:34:29" table:formula="of:=TODAY()-RAND()*45" table:style-name="ce10">
            <text:p>2020.04.2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28" table:formula="of:=INDEX([konyvek.$A$2:.$A$113];RAND()*110+2)" table:style-name="ce1">
            <text:p>T28</text:p>
          </table:table-cell>
          <table:table-cell office:value-type="float" office:value="3" table:formula="of:=INT(RAND()*66+1)" table:style-name="ce1">
            <text:p>3</text:p>
          </table:table-cell>
          <table:table-cell office:value-type="date" office:date-value="2020-03-17T08:12:49" table:formula="of:=TODAY()-RAND()*45" table:style-name="ce10">
            <text:p>2020.03.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52B" table:formula="of:=INDEX([konyvek.$A$2:.$A$113];RAND()*110+2)" table:style-name="ce1">
            <text:p>A52B</text:p>
          </table:table-cell>
          <table:table-cell office:value-type="float" office:value="55" table:formula="of:=INT(RAND()*66+1)" table:style-name="ce1">
            <text:p>55</text:p>
          </table:table-cell>
          <table:table-cell office:value-type="date" office:date-value="2020-04-07T19:41:27" table:formula="of:=TODAY()-RAND()*45" table:style-name="ce10">
            <text:p>2020.04.0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UK08" table:formula="of:=INDEX([konyvek.$A$2:.$A$113];RAND()*110+2)" table:style-name="ce1">
            <text:p>UK08</text:p>
          </table:table-cell>
          <table:table-cell office:value-type="float" office:value="37" table:formula="of:=INT(RAND()*66+1)" table:style-name="ce1">
            <text:p>37</text:p>
          </table:table-cell>
          <table:table-cell office:value-type="date" office:date-value="2020-03-26T04:10:13" table:formula="of:=TODAY()-RAND()*45" table:style-name="ce10">
            <text:p>2020.03.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S24B" table:formula="of:=INDEX([konyvek.$A$2:.$A$113];RAND()*110+2)" table:style-name="ce1">
            <text:p>S24B</text:p>
          </table:table-cell>
          <table:table-cell office:value-type="float" office:value="39" table:formula="of:=INT(RAND()*66+1)" table:style-name="ce1">
            <text:p>39</text:p>
          </table:table-cell>
          <table:table-cell office:value-type="date" office:date-value="2020-04-20T18:11:34" table:formula="of:=TODAY()-RAND()*45" table:style-name="ce10">
            <text:p>2020.04.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48" table:formula="of:=INDEX([konyvek.$A$2:.$A$113];RAND()*110+2)" table:style-name="ce1">
            <text:p>J48</text:p>
          </table:table-cell>
          <table:table-cell office:value-type="float" office:value="31" table:formula="of:=INT(RAND()*66+1)" table:style-name="ce1">
            <text:p>31</text:p>
          </table:table-cell>
          <table:table-cell office:value-type="date" office:date-value="2020-03-19T11:34:18" table:formula="of:=TODAY()-RAND()*45" table:style-name="ce10">
            <text:p>2020.03.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42" table:formula="of:=INDEX([konyvek.$A$2:.$A$113];RAND()*110+2)" table:style-name="ce1">
            <text:p>J42</text:p>
          </table:table-cell>
          <table:table-cell office:value-type="float" office:value="43" table:formula="of:=INT(RAND()*66+1)" table:style-name="ce1">
            <text:p>43</text:p>
          </table:table-cell>
          <table:table-cell office:value-type="date" office:date-value="2020-04-11T05:19:55" table:formula="of:=TODAY()-RAND()*45" table:style-name="ce10">
            <text:p>2020.04.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K07J" table:formula="of:=INDEX([konyvek.$A$2:.$A$113];RAND()*110+2)" table:style-name="ce1">
            <text:p>K07J</text:p>
          </table:table-cell>
          <table:table-cell office:value-type="float" office:value="20" table:formula="of:=INT(RAND()*66+1)" table:style-name="ce1">
            <text:p>20</text:p>
          </table:table-cell>
          <table:table-cell office:value-type="date" office:date-value="2020-04-24T19:03:03" table:formula="of:=TODAY()-RAND()*45" table:style-name="ce10">
            <text:p>2020.04.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51" table:formula="of:=INDEX([konyvek.$A$2:.$A$113];RAND()*110+2)" table:style-name="ce1">
            <text:p>T51</text:p>
          </table:table-cell>
          <table:table-cell office:value-type="float" office:value="11" table:formula="of:=INT(RAND()*66+1)" table:style-name="ce1">
            <text:p>11</text:p>
          </table:table-cell>
          <table:table-cell office:value-type="date" office:date-value="2020-03-26T01:40:19" table:formula="of:=TODAY()-RAND()*45" table:style-name="ce10">
            <text:p>2020.03.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A32B" table:formula="of:=INDEX([konyvek.$A$2:.$A$113];RAND()*110+2)" table:style-name="ce1">
            <text:p>A32B</text:p>
          </table:table-cell>
          <table:table-cell office:value-type="float" office:value="31" table:formula="of:=INT(RAND()*66+1)" table:style-name="ce1">
            <text:p>31</text:p>
          </table:table-cell>
          <table:table-cell office:value-type="date" office:date-value="2020-04-05T16:22:18" table:formula="of:=TODAY()-RAND()*45" table:style-name="ce10">
            <text:p>2020.04.0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53B" table:formula="of:=INDEX([konyvek.$A$2:.$A$113];RAND()*110+2)" table:style-name="ce1">
            <text:p>A53B</text:p>
          </table:table-cell>
          <table:table-cell office:value-type="float" office:value="51" table:formula="of:=INT(RAND()*66+1)" table:style-name="ce1">
            <text:p>51</text:p>
          </table:table-cell>
          <table:table-cell office:value-type="date" office:date-value="2020-04-12T13:57:30" table:formula="of:=TODAY()-RAND()*45" table:style-name="ce10">
            <text:p>2020.04.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08" table:formula="of:=INDEX([konyvek.$A$2:.$A$113];RAND()*110+2)" table:style-name="ce1">
            <text:p>M08</text:p>
          </table:table-cell>
          <table:table-cell office:value-type="float" office:value="29" table:formula="of:=INT(RAND()*66+1)" table:style-name="ce1">
            <text:p>29</text:p>
          </table:table-cell>
          <table:table-cell office:value-type="date" office:date-value="2020-03-14T07:59:11" table:formula="of:=TODAY()-RAND()*45" table:style-name="ce10">
            <text:p>2020.03.1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T22" table:formula="of:=INDEX([konyvek.$A$2:.$A$113];RAND()*110+2)" table:style-name="ce1">
            <text:p>T22</text:p>
          </table:table-cell>
          <table:table-cell office:value-type="float" office:value="5" table:formula="of:=INT(RAND()*66+1)" table:style-name="ce1">
            <text:p>5</text:p>
          </table:table-cell>
          <table:table-cell office:value-type="date" office:date-value="2020-04-12T13:31:11" table:formula="of:=TODAY()-RAND()*45" table:style-name="ce10">
            <text:p>2020.04.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S24B" table:formula="of:=INDEX([konyvek.$A$2:.$A$113];RAND()*110+2)" table:style-name="ce1">
            <text:p>S24B</text:p>
          </table:table-cell>
          <table:table-cell office:value-type="float" office:value="23" table:formula="of:=INT(RAND()*66+1)" table:style-name="ce1">
            <text:p>23</text:p>
          </table:table-cell>
          <table:table-cell office:value-type="date" office:date-value="2020-03-13T03:25:57" table:formula="of:=TODAY()-RAND()*45" table:style-name="ce10">
            <text:p>2020.03.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A611" table:formula="of:=INDEX([konyvek.$A$2:.$A$113];RAND()*110+2)" table:style-name="ce1">
            <text:p>A611</text:p>
          </table:table-cell>
          <table:table-cell office:value-type="float" office:value="37" table:formula="of:=INT(RAND()*66+1)" table:style-name="ce1">
            <text:p>37</text:p>
          </table:table-cell>
          <table:table-cell office:value-type="date" office:date-value="2020-04-22T20:49:42" table:formula="of:=TODAY()-RAND()*45" table:style-name="ce10">
            <text:p>2020.04.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K10B" table:formula="of:=INDEX([konyvek.$A$2:.$A$113];RAND()*110+2)" table:style-name="ce1">
            <text:p>K10B</text:p>
          </table:table-cell>
          <table:table-cell office:value-type="float" office:value="58" table:formula="of:=INT(RAND()*66+1)" table:style-name="ce1">
            <text:p>58</text:p>
          </table:table-cell>
          <table:table-cell office:value-type="date" office:date-value="2020-03-20T09:57:26" table:formula="of:=TODAY()-RAND()*45" table:style-name="ce10">
            <text:p>2020.03.2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43B" table:formula="of:=INDEX([konyvek.$A$2:.$A$113];RAND()*110+2)" table:style-name="ce1">
            <text:p>A43B</text:p>
          </table:table-cell>
          <table:table-cell office:value-type="float" office:value="57" table:formula="of:=INT(RAND()*66+1)" table:style-name="ce1">
            <text:p>57</text:p>
          </table:table-cell>
          <table:table-cell office:value-type="date" office:date-value="2020-04-21T11:33:27" table:formula="of:=TODAY()-RAND()*45" table:style-name="ce10">
            <text:p>2020.04.2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32" table:formula="of:=INDEX([konyvek.$A$2:.$A$113];RAND()*110+2)" table:style-name="ce1">
            <text:p>J32</text:p>
          </table:table-cell>
          <table:table-cell office:value-type="float" office:value="24" table:formula="of:=INT(RAND()*66+1)" table:style-name="ce1">
            <text:p>24</text:p>
          </table:table-cell>
          <table:table-cell office:value-type="date" office:date-value="2020-03-15T09:55:40" table:formula="of:=TODAY()-RAND()*45" table:style-name="ce10">
            <text:p>2020.03.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39" table:formula="of:=INDEX([konyvek.$A$2:.$A$113];RAND()*110+2)" table:style-name="ce1">
            <text:p>T39</text:p>
          </table:table-cell>
          <table:table-cell office:value-type="float" office:value="63" table:formula="of:=INT(RAND()*66+1)" table:style-name="ce1">
            <text:p>63</text:p>
          </table:table-cell>
          <table:table-cell office:value-type="date" office:date-value="2020-03-22T12:12:03" table:formula="of:=TODAY()-RAND()*45" table:style-name="ce10">
            <text:p>2020.03.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413" table:formula="of:=INDEX([konyvek.$A$2:.$A$113];RAND()*110+2)" table:style-name="ce1">
            <text:p>A413</text:p>
          </table:table-cell>
          <table:table-cell office:value-type="float" office:value="59" table:formula="of:=INT(RAND()*66+1)" table:style-name="ce1">
            <text:p>59</text:p>
          </table:table-cell>
          <table:table-cell office:value-type="date" office:date-value="2020-04-07T13:47:16" table:formula="of:=TODAY()-RAND()*45" table:style-name="ce10">
            <text:p>2020.04.0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43" table:formula="of:=INDEX([konyvek.$A$2:.$A$113];RAND()*110+2)" table:style-name="ce1">
            <text:p>T43</text:p>
          </table:table-cell>
          <table:table-cell office:value-type="float" office:value="52" table:formula="of:=INT(RAND()*66+1)" table:style-name="ce1">
            <text:p>52</text:p>
          </table:table-cell>
          <table:table-cell office:value-type="date" office:date-value="2020-03-25T17:36:19" table:formula="of:=TODAY()-RAND()*45" table:style-name="ce10">
            <text:p>2020.03.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65" table:formula="of:=INDEX([konyvek.$A$2:.$A$113];RAND()*110+2)" table:style-name="ce1">
            <text:p>T65</text:p>
          </table:table-cell>
          <table:table-cell office:value-type="float" office:value="24" table:formula="of:=INT(RAND()*66+1)" table:style-name="ce1">
            <text:p>24</text:p>
          </table:table-cell>
          <table:table-cell office:value-type="date" office:date-value="2020-03-11T20:41:30" table:formula="of:=TODAY()-RAND()*45" table:style-name="ce10">
            <text:p>2020.03.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K33B" table:formula="of:=INDEX([konyvek.$A$2:.$A$113];RAND()*110+2)" table:style-name="ce1">
            <text:p>K33B</text:p>
          </table:table-cell>
          <table:table-cell office:value-type="float" office:value="57" table:formula="of:=INT(RAND()*66+1)" table:style-name="ce1">
            <text:p>57</text:p>
          </table:table-cell>
          <table:table-cell office:value-type="date" office:date-value="2020-04-17T22:51:39" table:formula="of:=TODAY()-RAND()*45" table:style-name="ce10">
            <text:p>2020.04.1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39" table:formula="of:=INDEX([konyvek.$A$2:.$A$113];RAND()*110+2)" table:style-name="ce1">
            <text:p>T39</text:p>
          </table:table-cell>
          <table:table-cell office:value-type="float" office:value="27" table:formula="of:=INT(RAND()*66+1)" table:style-name="ce1">
            <text:p>27</text:p>
          </table:table-cell>
          <table:table-cell office:value-type="date" office:date-value="2020-04-15T04:56:04" table:formula="of:=TODAY()-RAND()*45" table:style-name="ce10">
            <text:p>2020.04.1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M19" table:formula="of:=INDEX([konyvek.$A$2:.$A$113];RAND()*110+2)" table:style-name="ce1">
            <text:p>M19</text:p>
          </table:table-cell>
          <table:table-cell office:value-type="float" office:value="54" table:formula="of:=INT(RAND()*66+1)" table:style-name="ce1">
            <text:p>54</text:p>
          </table:table-cell>
          <table:table-cell office:value-type="date" office:date-value="2020-04-07T20:01:41" table:formula="of:=TODAY()-RAND()*45" table:style-name="ce10">
            <text:p>2020.04.0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number-rows-repeated="1048365" table:style-name="ro1">
          <table:table-cell table:number-columns-repeated="16384"/>
        </table:table-row>
      </table:table>
      <table:database-ranges>
        <table:database-range table:target-range-address="konyvek.A1:konyvek.F113" table:name="__Anonymous_Sheet_DB__0">
          <table:sort>
            <table:sort-by table:field-number="5"/>
          </table:sort>
        </table:database-range>
        <table:database-range table:target-range-address="kolcsonzes.A4:kolcsonzes.C211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.</number:text>
      <number:month number:style="long"/>
      <number:text>.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Oldal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nyi</meta:initial-creator>
    <dc:creator>Sanyi</dc:creator>
    <meta:creation-date>2020-03-19T17:19:50Z</meta:creation-date>
    <dc:date>2020-04-25T09:53:56Z</dc:date>
    <meta:editing-cycles>6</meta:editing-cycles>
    <meta:editing-duration>PT1694S</meta:editing-duration>
  </office:meta>
</office:document-meta>
</file>